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Dashed_20__28_var_29_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3.232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615cm" fo:min-width="1.223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4.849cm" fo:min-width="10.061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8.756cm" fo:min-width="1.811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31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1.065cm" fo:min-width="1.0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</style:style>
    <style:style style:name="gr20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25cm"/>
    </style:style>
    <style:style style:name="gr2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713cm" fo:min-width="5.2cm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fo:min-height="1.4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27" style:family="graphic" style:parent-style-name="objectwithoutfill">
      <style:graphic-properties svg:stroke-width="0.05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1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3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26cm" fo:min-width="1.946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fo:min-height="1.66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</style:style>
    <style:style style:name="gr36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37" style:family="graphic" style:parent-style-name="standard">
      <style:graphic-properties draw:textarea-horizontal-align="justify" draw:textarea-vertical-align="middle" draw:auto-grow-height="false" fo:min-height="0.096cm" fo:min-width="0.439cm"/>
    </style:style>
    <style:style style:name="gr38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</style:style>
    <style:style style:name="gr39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0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41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42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00cc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fo:min-height="0.395cm"/>
    </style:style>
    <style:style style:name="gr45" style:family="graphic" style:parent-style-name="standard">
      <style:graphic-properties draw:stroke="none" svg:stroke-color="#000000" draw:fill="none" draw:fill-color="#ffffff" fo:min-height="0.789cm"/>
    </style:style>
    <style:style style:name="gr4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491cm" fo:min-width="5.835cm" fo:padding-top="0.15cm" fo:padding-bottom="0.15cm" fo:padding-left="0.275cm" fo:padding-right="0.275cm"/>
    </style:style>
    <style:style style:name="gr4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89cm" fo:min-width="1.685cm" fo:padding-top="0.175cm" fo:padding-bottom="0.175cm" fo:padding-left="0.3cm" fo:padding-right="0.3cm"/>
    </style:style>
    <style:style style:name="gr48" style:family="graphic" style:parent-style-name="standard">
      <style:graphic-properties draw:fill="solid" draw:fill-color="#00cc00" draw:textarea-horizontal-align="justify" draw:textarea-vertical-align="middle" draw:auto-grow-height="false" fo:min-height="0.039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5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454cm" fo:min-width="2.595cm" fo:padding-top="0.175cm" fo:padding-bottom="0.175cm" fo:padding-left="0.3cm" fo:padding-right="0.3cm"/>
    </style:style>
    <style:style style:name="gr5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5cm"/>
    </style:style>
    <style:style style:name="gr5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cm"/>
    </style:style>
    <style:style style:name="gr5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608cm" fo:min-width="0.957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57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3.323cm" fo:min-width="3.245cm" fo:padding-top="0.13cm" fo:padding-bottom="0.13cm" fo:padding-left="0.255cm" fo:padding-right="0.25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2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60" style:family="graphic" style:parent-style-name="standard">
      <style:graphic-properties draw:stroke="none" svg:stroke-color="#000000" draw:fill="none" draw:fill-color="#ffffff" fo:min-height="0.319cm"/>
    </style:style>
    <style:style style:name="gr61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3.01cm" fo:min-width="3.245cm" fo:padding-top="0.13cm" fo:padding-bottom="0.13cm" fo:padding-left="0.255cm" fo:padding-right="0.255cm"/>
    </style:style>
    <style:style style:name="gr62" style:family="graphic" style:parent-style-name="standard">
      <style:graphic-properties draw:stroke="none" svg:stroke-color="#000000" draw:fill="none" draw:fill-color="#ffffff" fo:min-height="0.556cm"/>
    </style:style>
    <style:style style:name="gr63" style:family="graphic" style:parent-style-name="standard">
      <style:graphic-properties draw:stroke="none" svg:stroke-color="#000000" draw:fill="none" draw:fill-color="#ffffff" fo:min-height="0.239cm"/>
    </style:style>
    <style:style style:name="gr64" style:family="graphic" style:parent-style-name="standard">
      <style:graphic-properties draw:textarea-horizontal-align="justify" draw:textarea-vertical-align="middle" draw:auto-grow-height="false" fo:min-height="1.218cm" fo:min-width="0.508cm"/>
    </style:style>
    <style:style style:name="gr65" style:family="graphic" style:parent-style-name="standard">
      <style:graphic-properties draw:fill="solid" draw:fill-color="#996600" draw:textarea-horizontal-align="justify" draw:textarea-vertical-align="middle" draw:auto-grow-height="false" fo:min-height="0cm" fo:min-width="0cm"/>
    </style:style>
    <style:style style:name="gr66" style:family="graphic" style:parent-style-name="objectwithoutfill">
      <style:graphic-properties svg:stroke-width="0.05cm" svg:stroke-color="#000000" draw:marker-start="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67" style:family="graphic" style:parent-style-name="objectwithoutfill">
      <style:graphic-properties svg:stroke-width="0.05cm" svg:stroke-color="#000000" draw:marker-start="Reversed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3.707cm" fo:min-width="0cm" fo:padding-top="0.15cm" fo:padding-bottom="0.15cm" fo:padding-left="0.275cm" fo:padding-right="0.275cm"/>
    </style:style>
    <style:style style:name="gr69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4.3cm" fo:min-width="1.642cm" fo:padding-top="0.15cm" fo:padding-bottom="0.15cm" fo:padding-left="0.275cm" fo:padding-right="0.275cm"/>
    </style:style>
    <style:style style:name="gr70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2.77cm" fo:min-width="7.86cm" fo:padding-top="0.15cm" fo:padding-bottom="0.15cm" fo:padding-left="0.275cm" fo:padding-right="0.275cm"/>
    </style:style>
    <style:style style:name="gr71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5.209cm" fo:min-width="1.811cm" fo:padding-top="0.15cm" fo:padding-bottom="0.15cm" fo:padding-left="0.275cm" fo:padding-right="0.275cm"/>
    </style:style>
    <style:style style:name="gr7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426cm" fo:min-width="5.624cm" fo:padding-top="0.175cm" fo:padding-bottom="0.175cm" fo:padding-left="0.3cm" fo:padding-right="0.3cm"/>
    </style:style>
    <style:style style:name="gr73" style:family="graphic" style:parent-style-name="standard">
      <style:graphic-properties draw:stroke="none" draw:fill="none" fo:min-height="0.789cm"/>
    </style:style>
    <style:style style:name="gr7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8cm" fo:min-width="2.595cm" fo:padding-top="0.175cm" fo:padding-bottom="0.175cm" fo:padding-left="0.3cm" fo:padding-right="0.3cm"/>
    </style:style>
    <style:style style:name="gr75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5.111cm" fo:min-width="3.245cm" fo:padding-top="0.13cm" fo:padding-bottom="0.13cm" fo:padding-left="0.255cm" fo:padding-right="0.25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05cm"/>
    </style:style>
    <style:style style:name="gr7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704cm" fo:min-width="2.595cm" fo:padding-top="0.175cm" fo:padding-bottom="0.175cm" fo:padding-left="0.3cm" fo:padding-right="0.3cm"/>
    </style:style>
    <style:style style:name="gr78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044cm" fo:min-width="7.952cm" fo:padding-top="0.15cm" fo:padding-bottom="0.15cm" fo:padding-left="0.275cm" fo:padding-right="0.275cm"/>
    </style:style>
    <style:style style:name="gr79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6.479cm" fo:min-width="5.629cm" fo:padding-top="0.15cm" fo:padding-bottom="0.15cm" fo:padding-left="0.275cm" fo:padding-right="0.275cm"/>
    </style:style>
    <style:style style:name="gr8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354cm" fo:min-width="5.624cm" fo:padding-top="0.175cm" fo:padding-bottom="0.175cm" fo:padding-left="0.3cm" fo:padding-right="0.3cm"/>
    </style:style>
    <style:style style:name="gr81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7.803cm" fo:min-width="2.537cm" fo:padding-top="0.15cm" fo:padding-bottom="0.15cm" fo:padding-left="0.275cm" fo:padding-right="0.275cm"/>
    </style:style>
    <style:style style:name="gr82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0.013cm" fo:min-width="3.872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0" style:family="paragraph">
      <style:paragraph-properties fo:text-align="center"/>
      <style:text-properties fo:font-size="6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6pt" style:font-size-complex="6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00cc0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000000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6pt" style:font-size-asian="18pt" style:font-size-complex="18pt"/>
    </style:style>
    <style:style style:name="P17" style:family="paragraph">
      <loext:graphic-properties draw:fill="none" draw:fill-color="#ffffff"/>
      <style:text-properties fo:font-size="8pt" style:font-size-asian="18pt" style:font-size-complex="18pt"/>
    </style:style>
    <style:style style:name="P18" style:family="paragraph">
      <loext:graphic-properties draw:fill="none" draw:fill-color="#ffffff"/>
      <style:text-properties fo:font-size="6pt" style:font-size-asian="18pt" style:font-size-complex="18pt"/>
    </style:style>
    <style:style style:name="P19" style:family="paragraph">
      <loext:graphic-properties draw:fill="none" draw:fill-color="#ffffff"/>
      <style:text-properties fo:font-size="14pt" style:font-size-asian="18pt" style:font-size-complex="18pt"/>
    </style:style>
    <style:style style:name="P20" style:family="paragraph">
      <style:paragraph-properties fo:text-align="center"/>
      <style:text-properties fo:font-size="10pt" style:font-size-asian="18pt" style:font-size-complex="18pt"/>
    </style:style>
    <style:style style:name="P21" style:family="paragraph">
      <loext:graphic-properties draw:fill="solid" draw:fill-color="#996600"/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size="10pt" style:font-size-asian="6pt" style:font-size-complex="6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2cm" svg:y1="18.808cm" svg:x2="7.841cm" svg:y2="18.812cm">
          <text:p/>
        </draw:line>
        <draw:line draw:style-name="gr2" draw:text-style-name="P1" draw:layer="layout" svg:x1="10.792cm" svg:y1="4.759cm" svg:x2="10.26cm" svg:y2="5.549cm">
          <text:p/>
        </draw:line>
        <draw:line draw:style-name="gr2" draw:text-style-name="P1" draw:layer="layout" svg:x1="10.298cm" svg:y1="2.972cm" svg:x2="10.789cm" svg:y2="4.042cm">
          <text:p/>
        </draw:line>
        <draw:line draw:style-name="gr3" draw:text-style-name="P1" draw:layer="layout" svg:x1="6.459cm" svg:y1="24.678cm" svg:x2="8.067cm" svg:y2="24.684cm">
          <text:p/>
        </draw:line>
        <draw:line draw:style-name="gr3" draw:text-style-name="P1" draw:layer="layout" svg:x1="6.435cm" svg:y1="23.88cm" svg:x2="8.043cm" svg:y2="23.886cm">
          <text:p/>
        </draw:line>
        <draw:line draw:style-name="gr1" draw:text-style-name="P1" draw:layer="layout" svg:x1="4.812cm" svg:y1="17.776cm" svg:x2="7.428cm" svg:y2="17.795cm">
          <text:p/>
        </draw:line>
        <draw:line draw:style-name="gr2" draw:text-style-name="P1" draw:layer="layout" svg:x1="12.92cm" svg:y1="11.523cm" svg:x2="17.993cm" svg:y2="11.512cm">
          <text:p/>
        </draw:line>
        <draw:line draw:style-name="gr2" draw:text-style-name="P1" draw:layer="layout" svg:x1="13.824cm" svg:y1="24.767cm" svg:x2="17.603cm" svg:y2="24.784cm">
          <text:p/>
        </draw:line>
        <draw:line draw:style-name="gr2" draw:text-style-name="P1" draw:layer="layout" svg:x1="13.584cm" svg:y1="8.124cm" svg:x2="17.992cm" svg:y2="8.133cm">
          <text:p/>
        </draw:line>
        <draw:line draw:style-name="gr2" draw:text-style-name="P1" draw:layer="layout" svg:x1="12.067cm" svg:y1="10.469cm" svg:x2="17.177cm" svg:y2="10.461cm">
          <text:p/>
        </draw:line>
        <draw:line draw:style-name="gr4" draw:text-style-name="P1" draw:layer="layout" svg:x1="3.853cm" svg:y1="22.258cm" svg:x2="9.606cm" svg:y2="22.312cm">
          <text:p/>
        </draw:line>
        <draw:line draw:style-name="gr2" draw:text-style-name="P1" draw:layer="layout" svg:x1="12.915cm" svg:y1="21.117cm" svg:x2="12.939cm" svg:y2="4.744cm">
          <text:p/>
        </draw:line>
        <draw:line draw:style-name="gr2" draw:text-style-name="P1" draw:layer="layout" svg:x1="12.079cm" svg:y1="9.391cm" svg:x2="17.2cm" svg:y2="9.417cm">
          <text:p/>
        </draw:line>
        <draw:custom-shape draw:style-name="gr5" draw:text-style-name="P2" draw:layer="layout" svg:width="0.41cm" svg:height="23.532cm" svg:x="15.611cm" svg:y="3.70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007cm" svg:y1="4.069cm" svg:x2="17.609cm" svg:y2="4.023cm">
          <text:p/>
        </draw:line>
        <draw:line draw:style-name="gr6" draw:text-style-name="P1" draw:layer="layout" svg:x1="13.611cm" svg:y1="5.414cm" svg:x2="17.755cm" svg:y2="5.414cm">
          <text:p/>
        </draw:line>
        <draw:line draw:style-name="gr2" draw:text-style-name="P1" draw:layer="layout" svg:x1="8.212cm" svg:y1="9.415cm" svg:x2="3.865cm" svg:y2="9.402cm">
          <text:p/>
        </draw:line>
        <draw:custom-shape draw:style-name="gr7" draw:text-style-name="P1" draw:layer="layout" svg:width="1.773cm" svg:height="4.915cm" svg:x="14.658cm" svg:y="2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0.611cm" svg:height="15.149cm" svg:x="5.82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824cm" svg:y1="25.523cm" svg:x2="17.603cm" svg:y2="25.54cm">
          <text:p/>
        </draw:line>
        <draw:line draw:style-name="gr2" draw:text-style-name="P1" draw:layer="layout" svg:x1="13.815cm" svg:y1="26.373cm" svg:x2="17.594cm" svg:y2="26.39cm">
          <text:p/>
        </draw:line>
        <draw:custom-shape draw:style-name="gr9" draw:text-style-name="P4" draw:layer="layout" svg:width="2.361cm" svg:height="19.056cm" svg:x="1.442cm" svg:y="6.305cm">
          <text:p text:style-name="P3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51cm" svg:y1="4.151cm" svg:x2="2.237cm" svg:y2="6.316cm">
          <text:p/>
        </draw:line>
        <draw:frame draw:style-name="gr10" draw:text-style-name="P5" draw:layer="layout" svg:width="1.851cm" svg:height="0.645cm" svg:x="3.764cm" svg:y="8.908cm">
          <draw:text-box>
            <text:p><text:span text:style-name="T2">GPIO 5</text:span></text:p>
          </draw:text-box>
        </draw:frame>
        <draw:frame draw:style-name="gr11" draw:text-style-name="P5" draw:layer="layout" svg:width="0.975cm" svg:height="0.645cm" svg:x="3.02cm" svg:y="8.851cm">
          <draw:text-box>
            <text:p><text:span text:style-name="T2">29</text:span></text:p>
          </draw:text-box>
        </draw:frame>
        <draw:line draw:style-name="gr2" draw:text-style-name="P1" draw:layer="layout" svg:x1="3.888cm" svg:y1="10.46cm" svg:x2="8.327cm" svg:y2="10.472cm">
          <text:p/>
        </draw:line>
        <draw:frame draw:style-name="gr12" draw:text-style-name="P5" draw:layer="layout" svg:width="1.869cm" svg:height="0.645cm" svg:x="3.708cm" svg:y="9.97cm">
          <draw:text-box>
            <text:p><text:span text:style-name="T2">GPIO 18</text:span></text:p>
          </draw:text-box>
        </draw:frame>
        <draw:custom-shape draw:style-name="gr13" draw:text-style-name="P3" draw:layer="layout" svg:width="0.289cm" svg:height="0.289cm" svg:x="3.677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0.891cm" svg:height="0.645cm" svg:x="3.057cm" svg:y="9.867cm">
          <draw:text-box>
            <text:p><text:span text:style-name="T2">12</text:span></text:p>
          </draw:text-box>
        </draw:frame>
        <draw:line draw:style-name="gr2" draw:text-style-name="P1" draw:layer="layout" svg:x1="2.906cm" svg:y1="4.864cm" svg:x2="2.896cm" svg:y2="6.31cm">
          <text:p/>
        </draw:line>
        <draw:frame draw:style-name="gr15" draw:text-style-name="P6" draw:layer="layout" svg:width="17.931cm" svg:height="0.962cm" svg:x="1.222cm" svg:y="27.696cm">
          <draw:text-box>
            <text:p text:style-name="P3"><text:span text:style-name="T3">Sensor and Control Assembly </text:span><text:span text:style-name="T1">Circuit (Standard Configuration)</text:span></text:p>
          </draw:text-box>
        </draw:frame>
        <draw:custom-shape draw:style-name="gr16" draw:text-style-name="P7" draw:layer="layout" svg:width="1.553cm" svg:height="1.315cm" svg:x="17.567cm" svg:y="3.724cm">
          <text:p text:style-name="P3"><text:span text:style-name="T1">PSU</text:span></text:p>
          <text:p text:style-name="P3"><text:span text:style-name="T1">Brick</text:span>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.027cm" svg:height="0.645cm" svg:x="16.529cm" svg:y="4.182cm">
          <draw:text-box>
            <text:p><text:span text:style-name="T2">0 V</text:span></text:p>
          </draw:text-box>
        </draw:frame>
        <draw:line draw:style-name="gr2" draw:text-style-name="P1" draw:layer="layout" svg:x1="12.144cm" svg:y1="14.365cm" svg:x2="16.702cm" svg:y2="14.346cm">
          <text:p/>
        </draw:line>
        <draw:custom-shape draw:style-name="gr13" draw:text-style-name="P3" draw:layer="layout" svg:width="0.289cm" svg:height="0.289cm" svg:x="3.63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0.921cm" svg:height="0.645cm" svg:x="3.067cm" svg:y="20.518cm">
          <draw:text-box>
            <text:p><text:span text:style-name="T2">30</text:span></text:p>
          </draw:text-box>
        </draw:frame>
        <draw:frame draw:style-name="gr19" draw:text-style-name="P5" draw:layer="layout" svg:width="1.615cm" svg:height="0.645cm" svg:x="3.93cm" svg:y="20.563cm">
          <draw:text-box>
            <text:p><text:span text:style-name="T2">0 V (D)</text:span></text:p>
          </draw:text-box>
        </draw:frame>
        <draw:frame draw:style-name="gr20" draw:text-style-name="P5" draw:layer="layout" svg:width="1.425cm" svg:height="0.645cm" svg:x="16.337cm" svg:y="3.547cm">
          <draw:text-box>
            <text:p><text:span text:style-name="T2">+12 V</text:span></text:p>
          </draw:text-box>
        </draw:frame>
        <draw:custom-shape draw:style-name="gr21" draw:text-style-name="P1" draw:layer="layout" svg:width="5.8cm" svg:height="4.063cm" svg:x="8.033cm" svg:y="2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8" draw:layer="layout" svg:width="4.439cm" svg:height="1.673cm" svg:x="8.557cm" svg:y="24.314cm">
          <draw:text-box>
            <text:p text:style-name="P3"><text:span text:style-name="T4">ADS1115 A/D</text:span></text:p>
            <text:p text:style-name="P3"><text:span text:style-name="T4">Board</text:span></text:p>
          </draw:text-box>
        </draw:frame>
        <draw:frame draw:style-name="gr23" draw:text-style-name="P5" draw:layer="layout" svg:width="18.4cm" svg:height="0.699cm" svg:x="1.165cm" svg:y="1.164cm">
          <draw:text-box>
            <text:p><text:span text:style-name="T2">See the Composite Design and Installation Specification for details of this circuit and its wiring. </text:span></text:p>
          </draw:text-box>
        </draw:frame>
        <draw:line draw:style-name="gr2" draw:text-style-name="P1" draw:layer="layout" svg:x1="13.832cm" svg:y1="23.935cm" svg:x2="17.611cm" svg:y2="23.952cm">
          <text:p/>
        </draw:line>
        <draw:frame draw:style-name="gr24" draw:text-style-name="P5" draw:layer="layout" svg:width="1.243cm" svg:height="0.645cm" svg:x="9.456cm" svg:y="23.085cm">
          <draw:text-box>
            <text:p><text:span text:style-name="T2">VDD</text:span></text:p>
          </draw:text-box>
        </draw:frame>
        <draw:frame draw:style-name="gr25" draw:text-style-name="P5" draw:layer="layout" svg:width="1.285cm" svg:height="0.645cm" svg:x="11.402cm" svg:y="23.06cm">
          <draw:text-box>
            <text:p><text:span text:style-name="T2">GND</text:span></text:p>
          </draw:text-box>
        </draw:frame>
        <draw:custom-shape draw:style-name="gr13" draw:text-style-name="P3" draw:layer="layout" svg:width="0.289cm" svg:height="0.289cm" svg:x="13.691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2.911cm" svg:y="23.625cm">
          <draw:text-box>
            <text:p><text:span text:style-name="T2">A0</text:span></text:p>
          </draw:text-box>
        </draw:frame>
        <draw:line draw:style-name="gr27" draw:text-style-name="P1" draw:layer="layout" svg:x1="3.899cm" svg:y1="24.68cm" svg:x2="6.623cm" svg:y2="24.675cm">
          <text:p/>
        </draw:line>
        <draw:custom-shape draw:style-name="gr13" draw:text-style-name="P3" draw:layer="layout" svg:width="0.289cm" svg:height="0.289cm" svg:x="7.924cm" svg:y="2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3.711cm" svg:y="2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3.804cm" svg:y1="23.877cm" svg:x2="6.559cm" svg:y2="23.865cm">
          <text:p/>
        </draw:line>
        <draw:custom-shape draw:style-name="gr13" draw:text-style-name="P3" draw:layer="layout" svg:width="0.289cm" svg:height="0.289cm" svg:x="7.913cm" svg:y="2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3.7cm" svg:y="2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1.184cm" svg:height="0.645cm" svg:x="8.004cm" svg:y="24.394cm">
          <draw:text-box>
            <text:p><text:span text:style-name="T2">SCL</text:span></text:p>
          </draw:text-box>
        </draw:frame>
        <draw:frame draw:style-name="gr28" draw:text-style-name="P5" draw:layer="layout" svg:width="1.184cm" svg:height="0.645cm" svg:x="3.832cm" svg:y="24.074cm">
          <draw:text-box>
            <text:p><text:span text:style-name="T2">SCL</text:span></text:p>
          </draw:text-box>
        </draw:frame>
        <draw:frame draw:style-name="gr29" draw:text-style-name="P5" draw:layer="layout" svg:width="0.697cm" svg:height="0.645cm" svg:x="3.191cm" svg:y="24.145cm">
          <draw:text-box>
            <text:p><text:span text:style-name="T2">5</text:span></text:p>
          </draw:text-box>
        </draw:frame>
        <draw:frame draw:style-name="gr30" draw:text-style-name="P5" draw:layer="layout" svg:width="1.222cm" svg:height="0.645cm" svg:x="3.804cm" svg:y="23.336cm">
          <draw:text-box>
            <text:p><text:span text:style-name="T2">SDA</text:span></text:p>
          </draw:text-box>
        </draw:frame>
        <draw:frame draw:style-name="gr29" draw:text-style-name="P5" draw:layer="layout" svg:width="0.697cm" svg:height="0.645cm" svg:x="3.251cm" svg:y="23.349cm">
          <draw:text-box>
            <text:p><text:span text:style-name="T2">3</text:span></text:p>
          </draw:text-box>
        </draw:frame>
        <draw:frame draw:style-name="gr30" draw:text-style-name="P5" draw:layer="layout" svg:width="1.222cm" svg:height="0.645cm" svg:x="8.044cm" svg:y="23.552cm">
          <draw:text-box>
            <text:p><text:span text:style-name="T2">SDA</text:span></text:p>
          </draw:text-box>
        </draw:frame>
        <draw:frame draw:style-name="gr31" draw:text-style-name="P5" draw:layer="layout" svg:width="0.916cm" svg:height="0.645cm" svg:x="3.043cm" svg:y="21.727cm">
          <draw:text-box>
            <text:p><text:span text:style-name="T2">1</text:span></text:p>
          </draw:text-box>
        </draw:frame>
        <draw:custom-shape draw:style-name="gr13" draw:text-style-name="P3" draw:layer="layout" svg:width="0.289cm" svg:height="0.289cm" svg:x="3.666cm" svg:y="2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5" draw:layer="layout" svg:width="1.319cm" svg:height="0.645cm" svg:x="3.804cm" svg:y="21.729cm">
          <draw:text-box>
            <text:p><text:span text:style-name="T2">3.3 V</text:span></text:p>
          </draw:text-box>
        </draw:frame>
        <draw:line draw:style-name="gr2" draw:text-style-name="P1" draw:layer="layout" svg:x1="9.604cm" svg:y1="22.323cm" svg:x2="9.601cm" svg:y2="23.112cm">
          <text:p/>
        </draw:line>
        <draw:line draw:style-name="gr2" draw:text-style-name="P1" draw:layer="layout" svg:x1="3.867cm" svg:y1="21.099cm" svg:x2="12.938cm" svg:y2="21.103cm">
          <text:p/>
        </draw:line>
        <draw:custom-shape draw:style-name="gr33" draw:text-style-name="P1" draw:layer="layout" svg:width="2.546cm" svg:height="2.276cm" svg:x="5.342cm" svg:y="3.2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9" draw:layer="layout" svg:width="2.714cm" svg:height="1.916cm" svg:x="5.242cm" svg:y="3.445cm">
          <draw:text-box>
            <text:p text:style-name="P3"><text:span text:style-name="T5">DC/DC Buck Converter</text:span></text:p>
          </draw:text-box>
        </draw:frame>
        <draw:line draw:style-name="gr2" draw:text-style-name="P1" draw:layer="layout" svg:x1="8.02cm" svg:y1="4.767cm" svg:x2="17.58cm" svg:y2="4.722cm">
          <text:p/>
        </draw:line>
        <draw:line draw:style-name="gr2" draw:text-style-name="P1" draw:layer="layout" svg:x1="2.895cm" svg:y1="4.866cm" svg:x2="5.18cm" svg:y2="4.862cm">
          <text:p/>
        </draw:line>
        <draw:line draw:style-name="gr2" draw:text-style-name="P1" draw:layer="layout" svg:x1="2.239cm" svg:y1="4.17cm" svg:x2="5.192cm" svg:y2="4.163cm">
          <text:p/>
        </draw:line>
        <draw:frame draw:style-name="gr35" draw:text-style-name="P5" draw:layer="layout" svg:width="1.67cm" svg:height="0.645cm" svg:x="2.764cm" svg:y="5.674cm">
          <draw:text-box>
            <text:p><text:span text:style-name="T2">0 V (Pi)</text:span></text:p>
          </draw:text-box>
        </draw:frame>
        <draw:frame draw:style-name="gr36" draw:text-style-name="P5" draw:layer="layout" svg:width="1.438cm" svg:height="0.645cm" svg:x="1.184cm" svg:y="5.722cm">
          <draw:text-box>
            <text:p><text:span text:style-name="T2">+5 V</text:span></text:p>
          </draw:text-box>
        </draw:frame>
        <draw:custom-shape draw:style-name="gr37" draw:text-style-name="P10" draw:layer="layout" svg:width="0.939cm" svg:height="0.346cm" svg:x="2.126cm" svg:y="6.133cm">
          <text:p text:style-name="P3"><text:span text:style-name="T6">uUSB</text:span></text:p>
          <draw:enhanced-geometry svg:viewBox="0 0 21600 21600" draw:type="rectangle" draw:enhanced-path="M 0 0 L 21600 0 21600 21600 0 21600 0 0 Z N"/>
        </draw:custom-shape>
        <draw:frame draw:style-name="gr38" draw:text-style-name="P11" draw:layer="layout" svg:width="1.244cm" svg:height="0.645cm" svg:x="15.22cm" svg:y="2.948cm">
          <draw:text-box>
            <text:p text:style-name="P3"><text:span text:style-name="T7">TB1</text:span></text:p>
          </draw:text-box>
        </draw:frame>
        <draw:g>
          <draw:custom-shape draw:style-name="gr39" draw:text-style-name="P12" draw:layer="layout" svg:width="0.155cm" svg:height="0.16cm" svg:x="15.765cm" svg:y="14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6cm" svg:y1="14.278cm" svg:x2="15.907cm" svg:y2="14.387cm">
            <text:p/>
          </draw:line>
          <draw:line draw:style-name="gr40" draw:text-style-name="P1" draw:layer="layout" svg:x1="15.776cm" svg:y1="14.3cm" svg:x2="15.887cm" svg:y2="14.409cm">
            <text:p/>
          </draw:line>
        </draw:g>
        <draw:g>
          <draw:custom-shape draw:style-name="gr41" draw:text-style-name="P12" draw:layer="layout" svg:width="0.155cm" svg:height="0.16cm" svg:x="15.735cm" svg:y="3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66cm" svg:y1="3.997cm" svg:x2="15.877cm" svg:y2="4.106cm">
            <text:p/>
          </draw:line>
          <draw:line draw:style-name="gr42" draw:text-style-name="P1" draw:layer="layout" svg:x1="15.746cm" svg:y1="4.019cm" svg:x2="15.857cm" svg:y2="4.128cm">
            <text:p/>
          </draw:line>
        </draw:g>
        <draw:g>
          <draw:custom-shape draw:style-name="gr39" draw:text-style-name="P12" draw:layer="layout" svg:width="0.155cm" svg:height="0.16cm" svg:x="15.733cm" svg:y="3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4cm" svg:y1="3.997cm" svg:x2="15.875cm" svg:y2="4.106cm">
            <text:p/>
          </draw:line>
          <draw:line draw:style-name="gr40" draw:text-style-name="P1" draw:layer="layout" svg:x1="15.744cm" svg:y1="4.019cm" svg:x2="15.855cm" svg:y2="4.128cm">
            <text:p/>
          </draw:line>
        </draw:g>
        <draw:g>
          <draw:custom-shape draw:style-name="gr39" draw:text-style-name="P12" draw:layer="layout" svg:width="0.155cm" svg:height="0.16cm" svg:x="15.735cm" svg:y="4.6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6cm" svg:y1="4.678cm" svg:x2="15.877cm" svg:y2="4.787cm">
            <text:p/>
          </draw:line>
          <draw:line draw:style-name="gr40" draw:text-style-name="P1" draw:layer="layout" svg:x1="15.746cm" svg:y1="4.7cm" svg:x2="15.857cm" svg:y2="4.809cm">
            <text:p/>
          </draw:line>
        </draw:g>
        <draw:line draw:style-name="gr2" draw:text-style-name="P1" draw:layer="layout" svg:x1="12.272cm" svg:y1="21.094cm" svg:x2="12.292cm" svg:y2="22.978cm">
          <text:p/>
        </draw:line>
        <draw:custom-shape draw:style-name="gr13" draw:text-style-name="P3" draw:layer="layout" svg:width="0.289cm" svg:height="0.289cm" svg:x="12.152cm" svg:y="2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9.453cm" svg:y="2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5.183cm" svg:y="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5.183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7.74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3.697cm" svg:y="2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7.73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12" draw:layer="layout" svg:width="0.155cm" svg:height="0.16cm" svg:x="15.779cm" svg:y="23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1cm" svg:y1="23.861cm" svg:x2="15.921cm" svg:y2="23.97cm">
            <text:p/>
          </draw:line>
          <draw:line draw:style-name="gr40" draw:text-style-name="P1" draw:layer="layout" svg:x1="15.79cm" svg:y1="23.883cm" svg:x2="15.901cm" svg:y2="23.992cm">
            <text:p/>
          </draw:line>
        </draw:g>
        <draw:frame draw:style-name="gr44" draw:text-style-name="P5" draw:layer="layout" svg:width="0.635cm" svg:height="0.645cm" svg:x="15.489cm" svg:y="4.011cm">
          <draw:text-box>
            <text:p><text:span text:style-name="T2">1</text:span></text:p>
          </draw:text-box>
        </draw:frame>
        <draw:frame draw:style-name="gr44" draw:text-style-name="P5" draw:layer="layout" svg:width="0.673cm" svg:height="0.645cm" svg:x="15.479cm" svg:y="4.693cm">
          <draw:text-box>
            <text:p><text:span text:style-name="T2">2</text:span></text:p>
          </draw:text-box>
        </draw:frame>
        <draw:frame draw:style-name="gr44" draw:text-style-name="P5" draw:layer="layout" svg:width="0.544cm" svg:height="0.645cm" svg:x="15.475cm" svg:y="9.839cm">
          <draw:text-box>
            <text:p><text:span text:style-name="T2">8</text:span></text:p>
          </draw:text-box>
        </draw:frame>
        <draw:frame draw:style-name="gr44" draw:text-style-name="P5" draw:layer="layout" svg:width="0.906cm" svg:height="0.645cm" svg:x="15.405cm" svg:y="23.883cm">
          <draw:text-box>
            <text:p><text:span text:style-name="T2">11</text:span></text:p>
          </draw:text-box>
        </draw:frame>
        <draw:custom-shape draw:style-name="gr43" draw:text-style-name="P13" draw:layer="layout" svg:width="0.289cm" svg:height="0.289cm" svg:x="12.14cm" svg:y="20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13.712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2.932cm" svg:y="24.451cm">
          <draw:text-box>
            <text:p><text:span text:style-name="T2">A1</text:span></text:p>
          </draw:text-box>
        </draw:frame>
        <draw:custom-shape draw:style-name="gr13" draw:text-style-name="P3" draw:layer="layout" svg:width="0.289cm" svg:height="0.289cm" svg:x="13.71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2.932cm" svg:y="25.224cm">
          <draw:text-box>
            <text:p><text:span text:style-name="T2">A2</text:span></text:p>
          </draw:text-box>
        </draw:frame>
        <draw:custom-shape draw:style-name="gr13" draw:text-style-name="P3" draw:layer="layout" svg:width="0.289cm" svg:height="0.289cm" svg:x="13.701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2.921cm" svg:y="26.049cm">
          <draw:text-box>
            <text:p><text:span text:style-name="T2">A3</text:span></text:p>
          </draw:text-box>
        </draw:frame>
        <draw:g>
          <draw:custom-shape draw:style-name="gr39" draw:text-style-name="P12" draw:layer="layout" svg:width="0.155cm" svg:height="0.16cm" svg:x="15.76cm" svg:y="24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24.693cm" svg:x2="15.902cm" svg:y2="24.802cm">
            <text:p/>
          </draw:line>
          <draw:line draw:style-name="gr40" draw:text-style-name="P1" draw:layer="layout" svg:x1="15.771cm" svg:y1="24.715cm" svg:x2="15.882cm" svg:y2="24.824cm">
            <text:p/>
          </draw:line>
        </draw:g>
        <draw:frame draw:style-name="gr44" draw:text-style-name="P5" draw:layer="layout" svg:width="0.927cm" svg:height="0.645cm" svg:x="15.374cm" svg:y="24.715cm">
          <draw:text-box>
            <text:p><text:span text:style-name="T2">12</text:span></text:p>
          </draw:text-box>
        </draw:frame>
        <draw:g>
          <draw:custom-shape draw:style-name="gr39" draw:text-style-name="P12" draw:layer="layout" svg:width="0.155cm" svg:height="0.16cm" svg:x="15.76cm" svg:y="25.4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25.449cm" svg:x2="15.902cm" svg:y2="25.558cm">
            <text:p/>
          </draw:line>
          <draw:line draw:style-name="gr40" draw:text-style-name="P1" draw:layer="layout" svg:x1="15.771cm" svg:y1="25.471cm" svg:x2="15.882cm" svg:y2="25.58cm">
            <text:p/>
          </draw:line>
        </draw:g>
        <draw:frame draw:style-name="gr44" draw:text-style-name="P5" draw:layer="layout" svg:width="0.928cm" svg:height="0.645cm" svg:x="15.377cm" svg:y="25.471cm">
          <draw:text-box>
            <text:p><text:span text:style-name="T2">13</text:span></text:p>
          </draw:text-box>
        </draw:frame>
        <draw:g>
          <draw:custom-shape draw:style-name="gr39" draw:text-style-name="P12" draw:layer="layout" svg:width="0.155cm" svg:height="0.16cm" svg:x="15.741cm" svg:y="26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2cm" svg:y1="26.299cm" svg:x2="15.883cm" svg:y2="26.408cm">
            <text:p/>
          </draw:line>
          <draw:line draw:style-name="gr40" draw:text-style-name="P1" draw:layer="layout" svg:x1="15.752cm" svg:y1="26.321cm" svg:x2="15.863cm" svg:y2="26.43cm">
            <text:p/>
          </draw:line>
        </draw:g>
        <draw:frame draw:style-name="gr45" draw:text-style-name="P5" draw:layer="layout" svg:width="0.893cm" svg:height="1.039cm" svg:x="15.379cm" svg:y="26.321cm">
          <draw:text-box>
            <text:p><text:span text:style-name="T2">14</text:span></text:p>
          </draw:text-box>
        </draw:frame>
        <draw:g>
          <draw:custom-shape draw:style-name="gr39" draw:text-style-name="P12" draw:layer="layout" svg:width="0.155cm" svg:height="0.16cm" svg:x="15.749cm" svg:y="8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cm" svg:y1="8.015cm" svg:x2="15.891cm" svg:y2="8.124cm">
            <text:p/>
          </draw:line>
          <draw:line draw:style-name="gr40" draw:text-style-name="P1" draw:layer="layout" svg:x1="15.76cm" svg:y1="8.037cm" svg:x2="15.871cm" svg:y2="8.146cm">
            <text:p/>
          </draw:line>
        </draw:g>
        <draw:frame draw:style-name="gr44" draw:text-style-name="P5" draw:layer="layout" svg:width="0.544cm" svg:height="0.645cm" svg:x="15.486cm" svg:y="8.816cm">
          <draw:text-box>
            <text:p><text:span text:style-name="T2">6</text:span></text:p>
          </draw:text-box>
        </draw:frame>
        <draw:custom-shape draw:style-name="gr46" draw:text-style-name="P1" draw:layer="layout" svg:width="6.385cm" svg:height="4.791cm" svg:x="10.098cm" svg:y="2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draw:layer="layout" svg:width="0.289cm" svg:height="0.289cm" svg:x="6.093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6.043cm" svg:y="9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2.285cm" svg:height="3.439cm" svg:x="17.561cm" svg:y="23.433cm">
          <text:p text:style-name="P3">Hall-</text:p>
          <text:p text:style-name="P3">Effect</text:p>
          <text:p text:style-name="P3">Pro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draw:layer="layout" svg:width="0.289cm" svg:height="0.289cm" svg:x="9.934cm" svg:y="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0.289cm" svg:height="0.289cm" svg:x="9.925cm" svg:y="4.6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1" draw:text-style-name="P12" draw:layer="layout" svg:width="0.155cm" svg:height="0.16cm" svg:x="15.727cm" svg:y="5.3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58cm" svg:y1="5.338cm" svg:x2="15.869cm" svg:y2="5.447cm">
            <text:p/>
          </draw:line>
          <draw:line draw:style-name="gr42" draw:text-style-name="P1" draw:layer="layout" svg:x1="15.738cm" svg:y1="5.36cm" svg:x2="15.849cm" svg:y2="5.469cm">
            <text:p/>
          </draw:line>
        </draw:g>
        <draw:g>
          <draw:custom-shape draw:style-name="gr39" draw:text-style-name="P12" draw:layer="layout" svg:width="0.155cm" svg:height="0.16cm" svg:x="15.725cm" svg:y="5.3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56cm" svg:y1="5.338cm" svg:x2="15.867cm" svg:y2="5.447cm">
            <text:p/>
          </draw:line>
          <draw:line draw:style-name="gr40" draw:text-style-name="P1" draw:layer="layout" svg:x1="15.736cm" svg:y1="5.36cm" svg:x2="15.847cm" svg:y2="5.469cm">
            <text:p/>
          </draw:line>
        </draw:g>
        <draw:frame draw:style-name="gr44" draw:text-style-name="P5" draw:layer="layout" svg:width="0.635cm" svg:height="0.645cm" svg:x="15.481cm" svg:y="5.352cm">
          <draw:text-box>
            <text:p><text:span text:style-name="T2">3</text:span></text:p>
          </draw:text-box>
        </draw:frame>
        <draw:line draw:style-name="gr6" draw:text-style-name="P1" draw:layer="layout" svg:x1="12.936cm" svg:y1="6.033cm" svg:x2="17.789cm" svg:y2="6.004cm">
          <text:p/>
        </draw:line>
        <draw:g>
          <draw:custom-shape draw:style-name="gr41" draw:text-style-name="P12" draw:layer="layout" svg:width="0.155cm" svg:height="0.16cm" svg:x="15.744cm" svg:y="5.9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75cm" svg:y1="5.935cm" svg:x2="15.886cm" svg:y2="6.044cm">
            <text:p/>
          </draw:line>
          <draw:line draw:style-name="gr42" draw:text-style-name="P1" draw:layer="layout" svg:x1="15.755cm" svg:y1="5.957cm" svg:x2="15.866cm" svg:y2="6.066cm">
            <text:p/>
          </draw:line>
        </draw:g>
        <draw:g>
          <draw:custom-shape draw:style-name="gr39" draw:text-style-name="P12" draw:layer="layout" svg:width="0.155cm" svg:height="0.16cm" svg:x="15.742cm" svg:y="5.9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3cm" svg:y1="5.935cm" svg:x2="15.884cm" svg:y2="6.044cm">
            <text:p/>
          </draw:line>
          <draw:line draw:style-name="gr40" draw:text-style-name="P1" draw:layer="layout" svg:x1="15.753cm" svg:y1="5.957cm" svg:x2="15.864cm" svg:y2="6.066cm">
            <text:p/>
          </draw:line>
        </draw:g>
        <draw:frame draw:style-name="gr44" draw:text-style-name="P5" draw:layer="layout" svg:width="0.635cm" svg:height="0.645cm" svg:x="15.456cm" svg:y="5.974cm">
          <draw:text-box>
            <text:p><text:span text:style-name="T2">4</text:span></text:p>
          </draw:text-box>
        </draw:frame>
        <draw:frame draw:style-name="gr49" draw:text-style-name="P5" draw:layer="layout" svg:width="2.194cm" svg:height="1.039cm" svg:x="17.541cm" svg:y="5.212cm">
          <draw:text-box>
            <text:p><text:span text:style-name="T2">12 V To</text:span></text:p>
            <text:p><text:span text:style-name="T2">Sensor(s)</text:span></text:p>
          </draw:text-box>
        </draw:frame>
        <draw:frame draw:style-name="gr44" draw:text-style-name="P5" draw:layer="layout" svg:width="0.991cm" svg:height="0.645cm" svg:x="15.368cm" svg:y="15.36cm">
          <draw:text-box>
            <text:p><text:span text:style-name="T2">15</text:span></text:p>
          </draw:text-box>
        </draw:frame>
        <draw:custom-shape draw:style-name="gr50" draw:text-style-name="P1" draw:layer="layout" svg:width="3.195cm" svg:height="2.804cm" svg:x="16.751cm" svg:y="13.964cm">
          <text:p text:style-name="P3">Composite</text:p>
          <text:p text:style-name="P3">Float</text:p>
          <text:p text:style-name="P3">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119cm" svg:height="0.108cm" svg:x="14.942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0.984cm" svg:height="0.645cm" svg:x="13.775cm" svg:y="12.493cm">
          <draw:text-box>
            <text:p><text:span text:style-name="T2">1 k</text:span></text:p>
          </draw:text-box>
        </draw:frame>
        <draw:line draw:style-name="gr2" draw:text-style-name="P1" draw:layer="layout" svg:x1="3.876cm" svg:y1="14.398cm" svg:x2="9.502cm" svg:y2="14.408cm">
          <text:p/>
        </draw:line>
        <draw:frame draw:style-name="gr52" draw:text-style-name="P5" draw:layer="layout" svg:width="1.675cm" svg:height="0.645cm" svg:x="3.701cm" svg:y="13.877cm">
          <draw:text-box>
            <text:p><text:span text:style-name="T2">GPIO 8</text:span></text:p>
          </draw:text-box>
        </draw:frame>
        <draw:custom-shape draw:style-name="gr13" draw:text-style-name="P3" draw:layer="layout" svg:width="0.289cm" svg:height="0.289cm" svg:x="3.67cm" svg:y="1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6.052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1.222cm" svg:height="0.309cm" draw:transform="rotate (-1.56660753659011) translate (13.741cm 12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824cm" svg:y1="13.831cm" svg:x2="7.851cm" svg:y2="22.283cm">
          <text:p/>
        </draw:line>
        <draw:custom-shape draw:style-name="gr43" draw:text-style-name="P13" draw:layer="layout" svg:width="0.289cm" svg:height="0.289cm" svg:x="6.105cm" svg:y="2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807cm" svg:y1="13.84cm" svg:x2="8.364cm" svg:y2="13.837cm">
          <text:p/>
        </draw:line>
        <draw:line draw:style-name="gr2" draw:text-style-name="P1" draw:layer="layout" svg:x1="7.428cm" svg:y1="21.112cm" svg:x2="7.417cm" svg:y2="11.353cm">
          <text:p/>
        </draw:line>
        <draw:custom-shape draw:style-name="gr51" draw:text-style-name="P14" draw:layer="layout" svg:width="0.119cm" svg:height="0.108cm" svg:x="7.377cm" svg:y="2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404cm" svg:y1="11.37cm" svg:x2="8.292cm" svg:y2="11.358cm">
          <text:p/>
        </draw:line>
        <draw:frame draw:style-name="gr44" draw:text-style-name="P5" draw:layer="layout" svg:width="0.544cm" svg:height="0.645cm" svg:x="15.476cm" svg:y="11.476cm">
          <draw:text-box>
            <text:p><text:span text:style-name="T2">7</text:span></text:p>
          </draw:text-box>
        </draw:frame>
        <draw:g>
          <draw:custom-shape draw:style-name="gr39" draw:text-style-name="P12" draw:layer="layout" svg:width="0.155cm" svg:height="0.16cm" svg:x="15.741cm" svg:y="9.3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2cm" svg:y1="9.345cm" svg:x2="15.883cm" svg:y2="9.454cm">
            <text:p/>
          </draw:line>
          <draw:line draw:style-name="gr40" draw:text-style-name="P1" draw:layer="layout" svg:x1="15.752cm" svg:y1="9.367cm" svg:x2="15.863cm" svg:y2="9.476cm">
            <text:p/>
          </draw:line>
        </draw:g>
        <draw:line draw:style-name="gr2" draw:text-style-name="P1" draw:layer="layout" svg:x1="12.903cm" svg:y1="16.422cm" svg:x2="16.765cm" svg:y2="16.409cm">
          <text:p/>
        </draw:line>
        <draw:frame draw:style-name="gr44" draw:text-style-name="P5" draw:layer="layout" svg:width="1.025cm" svg:height="0.645cm" svg:x="15.355cm" svg:y="16.366cm">
          <draw:text-box>
            <text:p><text:span text:style-name="T2">10</text:span></text:p>
          </draw:text-box>
        </draw:frame>
        <draw:g>
          <draw:custom-shape draw:style-name="gr39" draw:text-style-name="P12" draw:layer="layout" svg:width="0.155cm" svg:height="0.16cm" svg:x="15.793cm" svg:y="16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24cm" svg:y1="16.344cm" svg:x2="15.935cm" svg:y2="16.453cm">
            <text:p/>
          </draw:line>
          <draw:line draw:style-name="gr40" draw:text-style-name="P1" draw:layer="layout" svg:x1="15.804cm" svg:y1="16.366cm" svg:x2="15.915cm" svg:y2="16.475cm">
            <text:p/>
          </draw:line>
        </draw:g>
        <draw:custom-shape draw:style-name="gr51" draw:text-style-name="P14" draw:layer="layout" svg:width="0.119cm" svg:height="0.108cm" svg:x="12.884cm" svg:y="1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89cm" svg:y="13.791cm">
          <draw:text-box>
            <text:p><text:span text:style-name="T2">24</text:span></text:p>
          </draw:text-box>
        </draw:frame>
        <draw:custom-shape draw:style-name="gr51" draw:text-style-name="P14" draw:layer="layout" svg:width="0.119cm" svg:height="0.108cm" svg:x="13.564cm" svg:y="3.99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12.881cm" svg:y="5.97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12.882cm" svg:y="4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604cm" svg:y1="14.401cm" svg:x2="13.598cm" svg:y2="13.717cm">
          <text:p/>
        </draw:line>
        <draw:custom-shape draw:style-name="gr43" draw:text-style-name="P13" draw:layer="layout" svg:width="0.289cm" svg:height="0.289cm" svg:x="14.99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15.011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15.01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15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5" draw:layer="layout" svg:width="0.544cm" svg:height="0.645cm" svg:x="15.481cm" svg:y="8.035cm">
          <draw:text-box>
            <text:p><text:span text:style-name="T2">5</text:span></text:p>
          </draw:text-box>
        </draw:frame>
        <draw:custom-shape draw:style-name="gr55" draw:text-style-name="P16" draw:layer="layout" svg:width="1.557cm" svg:height="1.958cm" svg:x="17.22cm" svg:y="8.95cm">
          <text:p text:style-name="P3"><text:span text:style-name="T8">SSR</text:span></text:p>
          <text:p text:style-name="P3"><text:span text:style-name="T8">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9" draw:text-style-name="P12" draw:layer="layout" svg:width="0.155cm" svg:height="0.16cm" svg:x="15.734cm" svg:y="10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5cm" svg:y1="10.393cm" svg:x2="15.876cm" svg:y2="10.502cm">
            <text:p/>
          </draw:line>
          <draw:line draw:style-name="gr40" draw:text-style-name="P1" draw:layer="layout" svg:x1="15.745cm" svg:y1="10.415cm" svg:x2="15.856cm" svg:y2="10.524cm">
            <text:p/>
          </draw:line>
        </draw:g>
        <draw:g>
          <draw:custom-shape draw:style-name="gr39" draw:text-style-name="P12" draw:layer="layout" svg:width="0.155cm" svg:height="0.16cm" svg:x="15.751cm" svg:y="11.4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2cm" svg:y1="11.438cm" svg:x2="15.893cm" svg:y2="11.547cm">
            <text:p/>
          </draw:line>
          <draw:line draw:style-name="gr40" draw:text-style-name="P1" draw:layer="layout" svg:x1="15.762cm" svg:y1="11.46cm" svg:x2="15.873cm" svg:y2="11.569cm">
            <text:p/>
          </draw:line>
        </draw:g>
        <draw:line draw:style-name="gr6" draw:text-style-name="P1" draw:layer="layout" svg:x1="18.817cm" svg:y1="9.381cm" svg:x2="19.924cm" svg:y2="9.374cm">
          <text:p/>
        </draw:line>
        <draw:line draw:style-name="gr6" draw:text-style-name="P1" draw:layer="layout" svg:x1="18.781cm" svg:y1="10.473cm" svg:x2="19.888cm" svg:y2="10.466cm">
          <text:p/>
        </draw:line>
        <draw:frame draw:style-name="gr56" draw:text-style-name="P17" draw:layer="layout" svg:width="1.256cm" svg:height="1.205cm" svg:x="18.769cm" svg:y="8.006cm">
          <draw:text-box>
            <text:p><text:span text:style-name="T9">To</text:span></text:p>
            <text:p><text:span text:style-name="T9">Butts Pump</text:span></text:p>
          </draw:text-box>
        </draw:frame>
        <draw:frame draw:style-name="gr56" draw:text-style-name="P17" draw:layer="layout" svg:width="1.256cm" svg:height="1.205cm" svg:x="18.729cm" svg:y="10.5cm">
          <draw:text-box>
            <text:p><text:span text:style-name="T9">To</text:span></text:p>
            <text:p><text:span text:style-name="T9">Main Pump</text:span></text:p>
          </draw:text-box>
        </draw:frame>
        <draw:frame draw:style-name="gr17" draw:text-style-name="P5" draw:layer="layout" svg:width="1.027cm" svg:height="0.645cm" svg:x="3.709cm" svg:y="7.97cm">
          <draw:text-box>
            <text:p><text:span text:style-name="T2">5 V</text:span></text:p>
          </draw:text-box>
        </draw:frame>
        <draw:custom-shape draw:style-name="gr13" draw:text-style-name="P3" draw:layer="layout" svg:width="0.289cm" svg:height="0.289cm" svg:x="3.635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5" draw:layer="layout" svg:width="0.697cm" svg:height="0.645cm" svg:x="3.16cm" svg:y="8.032cm">
          <draw:text-box>
            <text:p><text:span text:style-name="T2">2</text:span></text:p>
          </draw:text-box>
        </draw:frame>
        <draw:line draw:style-name="gr2" draw:text-style-name="P1" draw:layer="layout" svg:x1="3.914cm" svg:y1="8.619cm" svg:x2="8.323cm" svg:y2="8.621cm">
          <text:p/>
        </draw:line>
        <draw:line draw:style-name="gr2" draw:text-style-name="P1" draw:layer="layout" svg:x1="13.576cm" svg:y1="12.483cm" svg:x2="13.611cm" svg:y2="4.042cm">
          <text:p/>
        </draw:line>
        <draw:custom-shape draw:style-name="gr51" draw:text-style-name="P14" draw:layer="layout" svg:width="0.228cm" svg:height="0.227cm" svg:x="8.221cm" svg:y="9.29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8.146cm" svg:y="10.35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8.246cm" svg:y="8.51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8.241cm" svg:y="11.2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348cm" svg:y1="8.885cm" svg:x2="10.348cm" svg:y2="9.905cm">
          <text:p/>
        </draw:line>
        <draw:line draw:style-name="gr2" draw:text-style-name="P1" draw:layer="layout" svg:x1="10.348cm" svg:y1="8.899cm" svg:x2="11.08cm" svg:y2="9.429cm">
          <text:p/>
        </draw:line>
        <draw:line draw:style-name="gr2" draw:text-style-name="P1" draw:layer="layout" svg:x1="10.349cm" svg:y1="9.887cm" svg:x2="11.078cm" svg:y2="9.422cm">
          <text:p/>
        </draw:line>
        <draw:line draw:style-name="gr2" draw:text-style-name="P1" draw:layer="layout" svg:x1="9.807cm" svg:y1="9.911cm" svg:x2="9.807cm" svg:y2="10.931cm">
          <text:p/>
        </draw:line>
        <draw:line draw:style-name="gr2" draw:text-style-name="P1" draw:layer="layout" svg:x1="9.806cm" svg:y1="9.924cm" svg:x2="10.538cm" svg:y2="10.454cm">
          <text:p/>
        </draw:line>
        <draw:line draw:style-name="gr2" draw:text-style-name="P1" draw:layer="layout" svg:x1="9.808cm" svg:y1="10.913cm" svg:x2="10.537cm" svg:y2="10.448cm">
          <text:p/>
        </draw:line>
        <draw:line draw:style-name="gr2" draw:text-style-name="P1" draw:layer="layout" svg:x1="8.314cm" svg:y1="9.404cm" svg:x2="10.328cm" svg:y2="9.402cm">
          <text:p/>
        </draw:line>
        <draw:line draw:style-name="gr2" draw:text-style-name="P1" draw:layer="layout" svg:x1="11.093cm" svg:y1="9.426cm" svg:x2="12.102cm" svg:y2="9.428cm">
          <text:p/>
        </draw:line>
        <draw:line draw:style-name="gr2" draw:text-style-name="P1" draw:layer="layout" svg:x1="8.302cm" svg:y1="10.453cm" svg:x2="9.787cm" svg:y2="10.459cm">
          <text:p/>
        </draw:line>
        <draw:line draw:style-name="gr2" draw:text-style-name="P1" draw:layer="layout" svg:x1="10.525cm" svg:y1="10.446cm" svg:x2="12.07cm" svg:y2="10.454cm">
          <text:p/>
        </draw:line>
        <draw:custom-shape draw:style-name="gr57" draw:text-style-name="P1" draw:layer="layout" svg:width="3.755cm" svg:height="3.583cm" svg:x="8.349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228cm" svg:height="0.228cm" svg:x="11.948cm" svg:y="9.31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11.963cm" svg:y="10.36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8" draw:layer="layout" svg:width="1.418cm" svg:height="0.572cm" svg:x="7.769cm" svg:y="8.215cm">
          <draw:text-box>
            <text:p><text:span text:style-name="T6">14 <text:s text:c="2"/>Vcc</text:span></text:p>
          </draw:text-box>
        </draw:frame>
        <draw:frame draw:style-name="gr59" draw:text-style-name="P18" draw:layer="layout" svg:width="1.344cm" svg:height="0.489cm" svg:x="7.779cm" svg:y="8.99cm">
          <draw:text-box>
            <text:p><text:span text:style-name="T6">1 <text:s text:c="4"/>1A</text:span></text:p>
          </draw:text-box>
        </draw:frame>
        <draw:frame draw:style-name="gr59" draw:text-style-name="P18" draw:layer="layout" svg:width="1.493cm" svg:height="0.489cm" svg:x="7.799cm" svg:y="10.041cm">
          <draw:text-box>
            <text:p><text:span text:style-name="T6">3 <text:s text:c="4"/>2A</text:span></text:p>
          </draw:text-box>
        </draw:frame>
        <draw:frame draw:style-name="gr59" draw:text-style-name="P18" draw:layer="layout" svg:width="1.239cm" svg:height="0.489cm" svg:x="7.926cm" svg:y="10.934cm">
          <draw:text-box>
            <text:p><text:span text:style-name="T6">7 <text:s text:c="3"/>0 V</text:span></text:p>
          </draw:text-box>
        </draw:frame>
        <draw:frame draw:style-name="gr59" draw:text-style-name="P18" draw:layer="layout" svg:width="1.193cm" svg:height="0.489cm" svg:x="11.515cm" svg:y="8.96cm">
          <draw:text-box>
            <text:p><text:span text:style-name="T6">1Y <text:s text:c="3"/>2</text:span></text:p>
          </draw:text-box>
        </draw:frame>
        <draw:frame draw:style-name="gr59" draw:text-style-name="P18" draw:layer="layout" svg:width="1.193cm" svg:height="0.489cm" svg:x="11.537cm" svg:y="9.923cm">
          <draw:text-box>
            <text:p><text:span text:style-name="T6">2Y <text:s text:c="2"/>4</text:span></text:p>
          </draw:text-box>
        </draw:frame>
        <draw:frame draw:style-name="gr60" draw:text-style-name="P17" draw:layer="layout" svg:width="2.2cm" svg:height="0.569cm" svg:x="10.047cm" svg:y="8.137cm">
          <draw:text-box>
            <text:p><text:span text:style-name="T9">P/O SN5407</text:span></text:p>
          </draw:text-box>
        </draw:frame>
        <draw:line draw:style-name="gr2" draw:text-style-name="P1" draw:layer="layout" svg:x1="10.116cm" svg:y1="13.856cm" svg:x2="10.116cm" svg:y2="14.876cm">
          <text:p/>
        </draw:line>
        <draw:line draw:style-name="gr2" draw:text-style-name="P1" draw:layer="layout" svg:x1="10.116cm" svg:y1="13.87cm" svg:x2="9.384cm" svg:y2="14.4cm">
          <text:p/>
        </draw:line>
        <draw:line draw:style-name="gr2" draw:text-style-name="P1" draw:layer="layout" svg:x1="10.115cm" svg:y1="14.858cm" svg:x2="9.386cm" svg:y2="14.393cm">
          <text:p/>
        </draw:line>
        <draw:line draw:style-name="gr2" draw:text-style-name="P1" draw:layer="layout" svg:x1="10.657cm" svg:y1="14.882cm" svg:x2="10.657cm" svg:y2="15.902cm">
          <text:p/>
        </draw:line>
        <draw:line draw:style-name="gr2" draw:text-style-name="P1" draw:layer="layout" svg:x1="10.658cm" svg:y1="14.895cm" svg:x2="9.926cm" svg:y2="15.425cm">
          <text:p/>
        </draw:line>
        <draw:line draw:style-name="gr2" draw:text-style-name="P1" draw:layer="layout" svg:x1="10.656cm" svg:y1="15.884cm" svg:x2="9.927cm" svg:y2="15.419cm">
          <text:p/>
        </draw:line>
        <draw:line draw:style-name="gr2" draw:text-style-name="P1" draw:layer="layout" svg:x1="12.15cm" svg:y1="14.375cm" svg:x2="10.136cm" svg:y2="14.373cm">
          <text:p/>
        </draw:line>
        <draw:line draw:style-name="gr2" draw:text-style-name="P1" draw:layer="layout" svg:x1="9.403cm" svg:y1="14.407cm" svg:x2="8.394cm" svg:y2="14.409cm">
          <text:p/>
        </draw:line>
        <draw:line draw:style-name="gr2" draw:text-style-name="P1" draw:layer="layout" svg:x1="12.162cm" svg:y1="15.424cm" svg:x2="10.677cm" svg:y2="15.43cm">
          <text:p/>
        </draw:line>
        <draw:line draw:style-name="gr2" draw:text-style-name="P1" draw:layer="layout" svg:x1="9.939cm" svg:y1="15.417cm" svg:x2="8.394cm" svg:y2="15.425cm">
          <text:p/>
        </draw:line>
        <draw:custom-shape draw:style-name="gr51" draw:text-style-name="P14" draw:layer="layout" svg:width="0.228cm" svg:height="0.227cm" svg:x="12.036cm" svg:y="14.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11.961cm" svg:y="15.31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8.262cm" svg:y="13.73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8.238cm" svg:y="16.28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3.755cm" svg:height="3.27cm" svg:x="8.305cm" svg:y="13.4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1" draw:text-style-name="P14" draw:layer="layout" svg:width="0.228cm" svg:height="0.228cm" svg:x="8.281cm" svg:y="14.2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8.296cm" svg:y="15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8" draw:layer="layout" svg:width="1.178cm" svg:height="0.489cm" svg:x="7.925cm" svg:y="13.401cm">
          <draw:text-box>
            <text:p><text:span text:style-name="T6">1 <text:s text:c="2"/>Vcc</text:span></text:p>
          </draw:text-box>
        </draw:frame>
        <draw:frame draw:style-name="gr59" draw:text-style-name="P18" draw:layer="layout" svg:width="1.178cm" svg:height="0.489cm" svg:x="11.462cm" svg:y="13.96cm">
          <draw:text-box>
            <text:p><text:span text:style-name="T6">1A <text:s text:c="4"/>3</text:span></text:p>
          </draw:text-box>
        </draw:frame>
        <draw:frame draw:style-name="gr59" draw:text-style-name="P18" draw:layer="layout" svg:width="1.199cm" svg:height="0.489cm" svg:x="11.466cm" svg:y="15.013cm">
          <draw:text-box>
            <text:p><text:span text:style-name="T6">2A <text:s text:c="4"/>5</text:span></text:p>
          </draw:text-box>
        </draw:frame>
        <draw:frame draw:style-name="gr59" draw:text-style-name="P18" draw:layer="layout" svg:width="1.266cm" svg:height="0.489cm" svg:x="7.763cm" svg:y="15.975cm">
          <draw:text-box>
            <text:p><text:span text:style-name="T6">0 V <text:s text:c="3"/>8</text:span></text:p>
          </draw:text-box>
        </draw:frame>
        <draw:frame draw:style-name="gr59" draw:text-style-name="P18" draw:layer="layout" svg:width="1.193cm" svg:height="0.489cm" svg:x="7.937cm" svg:y="13.917cm">
          <draw:text-box>
            <text:p><text:span text:style-name="T6">2 <text:s text:c="3"/>1Y</text:span></text:p>
          </draw:text-box>
        </draw:frame>
        <draw:frame draw:style-name="gr59" draw:text-style-name="P18" draw:layer="layout" svg:width="1.193cm" svg:height="0.489cm" svg:x="7.897cm" svg:y="14.923cm">
          <draw:text-box>
            <text:p><text:span text:style-name="T6">4 <text:s text:c="3"/>2Y</text:span></text:p>
          </draw:text-box>
        </draw:frame>
        <draw:line draw:style-name="gr2" draw:text-style-name="P1" draw:layer="layout" svg:x1="7.418cm" svg:y1="16.4cm" svg:x2="8.327cm" svg:y2="16.405cm">
          <text:p/>
        </draw:line>
        <draw:custom-shape draw:style-name="gr51" draw:text-style-name="P14" draw:layer="layout" svg:width="0.119cm" svg:height="0.108cm" svg:x="7.368cm" svg:y="1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6.096cm" svg:y="20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10.037cm" svg:y="3.274cm">
          <draw:text-box>
            <text:p><text:span text:style-name="T5">A</text:span></text:p>
          </draw:text-box>
        </draw:frame>
        <draw:frame draw:style-name="gr62" draw:text-style-name="P19" draw:layer="layout" svg:width="0.676cm" svg:height="0.806cm" svg:x="10.024cm" svg:y="4.07cm">
          <draw:text-box>
            <text:p><text:span text:style-name="T5">B</text:span></text:p>
          </draw:text-box>
        </draw:frame>
        <draw:frame draw:style-name="gr62" draw:text-style-name="P19" draw:layer="layout" svg:width="0.676cm" svg:height="0.806cm" svg:x="6.15cm" svg:y="7.792cm">
          <draw:text-box>
            <text:p><text:span text:style-name="T5">D</text:span></text:p>
          </draw:text-box>
        </draw:frame>
        <draw:frame draw:style-name="gr62" draw:text-style-name="P19" draw:layer="layout" svg:width="0.676cm" svg:height="0.806cm" svg:x="6.003cm" svg:y="20.268cm">
          <draw:text-box>
            <text:p><text:span text:style-name="T5">C</text:span></text:p>
          </draw:text-box>
        </draw:frame>
        <draw:frame draw:style-name="gr62" draw:text-style-name="P19" draw:layer="layout" svg:width="0.676cm" svg:height="0.806cm" svg:x="12.129cm" svg:y="20.39cm">
          <draw:text-box>
            <text:p><text:span text:style-name="T5">C</text:span></text:p>
          </draw:text-box>
        </draw:frame>
        <draw:frame draw:style-name="gr62" draw:text-style-name="P19" draw:layer="layout" svg:width="0.676cm" svg:height="0.806cm" svg:x="6.089cm" svg:y="8.708cm">
          <draw:text-box>
            <text:p><text:span text:style-name="T5">F</text:span></text:p>
          </draw:text-box>
        </draw:frame>
        <draw:frame draw:style-name="gr62" draw:text-style-name="P19" draw:layer="layout" svg:width="0.676cm" svg:height="0.806cm" svg:x="6.171cm" svg:y="9.746cm">
          <draw:text-box>
            <text:p><text:span text:style-name="T5">E</text:span></text:p>
          </draw:text-box>
        </draw:frame>
        <draw:frame draw:style-name="gr62" draw:text-style-name="P19" draw:layer="layout" svg:width="0.676cm" svg:height="0.806cm" svg:x="5.942cm" svg:y="13.511cm">
          <draw:text-box>
            <text:p><text:span text:style-name="T5">H</text:span></text:p>
          </draw:text-box>
        </draw:frame>
        <draw:frame draw:style-name="gr62" draw:text-style-name="P19" draw:layer="layout" svg:width="0.676cm" svg:height="0.806cm" svg:x="6.064cm" svg:y="21.489cm">
          <draw:text-box>
            <text:p><text:span text:style-name="T5">G</text:span></text:p>
          </draw:text-box>
        </draw:frame>
        <draw:custom-shape draw:style-name="gr43" draw:text-style-name="P13" draw:layer="layout" svg:width="0.289cm" svg:height="0.289cm" svg:x="9.431cm" svg:y="22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13.556cm" svg:y="5.3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8" draw:layer="layout" svg:width="1.089cm" svg:height="0.489cm" svg:x="16.341cm" svg:y="7.741cm">
          <draw:text-box>
            <text:p><text:span text:style-name="T6">+12 V</text:span></text:p>
          </draw:text-box>
        </draw:frame>
        <draw:frame draw:style-name="gr63" draw:text-style-name="P18" draw:layer="layout" svg:width="0.869cm" svg:height="0.489cm" svg:x="16.548cm" svg:y="11.067cm">
          <draw:text-box>
            <text:p><text:span text:style-name="T6">0 V</text:span></text:p>
          </draw:text-box>
        </draw:frame>
        <draw:frame draw:style-name="gr63" draw:text-style-name="P18" draw:layer="layout" svg:width="1.089cm" svg:height="0.489cm" svg:x="16.311cm" svg:y="8.951cm">
          <draw:text-box>
            <text:p><text:span text:style-name="T6">SSR1</text:span></text:p>
          </draw:text-box>
        </draw:frame>
        <draw:frame draw:style-name="gr63" draw:text-style-name="P18" draw:layer="layout" svg:width="1.089cm" svg:height="0.489cm" svg:x="16.326cm" svg:y="10.025cm">
          <draw:text-box>
            <text:p><text:span text:style-name="T6">SSR2</text:span></text:p>
          </draw:text-box>
        </draw:frame>
        <draw:line draw:style-name="gr2" draw:text-style-name="P1" draw:layer="layout" svg:x1="17.974cm" svg:y1="11.525cm" svg:x2="17.974cm" svg:y2="10.902cm">
          <text:p/>
        </draw:line>
        <draw:line draw:style-name="gr2" draw:text-style-name="P1" draw:layer="layout" svg:x1="17.984cm" svg:y1="8.951cm" svg:x2="17.977cm" svg:y2="8.111cm">
          <text:p/>
        </draw:line>
        <draw:frame draw:style-name="gr62" draw:text-style-name="P19" draw:layer="layout" svg:width="0.676cm" svg:height="0.806cm" svg:x="14.75cm" svg:y="23.108cm">
          <draw:text-box>
            <text:p><text:span text:style-name="T5">J</text:span></text:p>
          </draw:text-box>
        </draw:frame>
        <draw:frame draw:style-name="gr62" draw:text-style-name="P19" draw:layer="layout" svg:width="0.676cm" svg:height="0.806cm" svg:x="14.799cm" svg:y="23.998cm">
          <draw:text-box>
            <text:p><text:span text:style-name="T5">K</text:span></text:p>
          </draw:text-box>
        </draw:frame>
        <draw:frame draw:style-name="gr62" draw:text-style-name="P19" draw:layer="layout" svg:width="0.676cm" svg:height="0.806cm" svg:x="14.799cm" svg:y="24.744cm">
          <draw:text-box>
            <text:p><text:span text:style-name="T5">L</text:span></text:p>
          </draw:text-box>
        </draw:frame>
        <draw:frame draw:style-name="gr62" draw:text-style-name="P19" draw:layer="layout" svg:width="0.676cm" svg:height="0.806cm" svg:x="14.774cm" svg:y="25.598cm">
          <draw:text-box>
            <text:p><text:span text:style-name="T5">M</text:span></text:p>
          </draw:text-box>
        </draw:frame>
        <draw:custom-shape draw:style-name="gr64" draw:text-style-name="P20" draw:layer="layout" svg:width="1.008cm" svg:height="1.468cm" svg:x="14.281cm" svg:y="5.056cm">
          <text:p text:style-name="P3"><text:span text:style-name="T2">Low</text:span></text:p>
          <text:p text:style-name="P3"><text:span text:style-name="T2">Pass</text:span></text:p>
          <text:p text:style-name="P3"><text:span text:style-name="T2">Filt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84cm" svg:y1="15.419cm" svg:x2="16.677cm" svg:y2="15.409cm">
          <text:p/>
        </draw:line>
        <draw:frame draw:style-name="gr44" draw:text-style-name="P5" draw:layer="layout" svg:width="0.544cm" svg:height="0.645cm" svg:x="15.492cm" svg:y="14.281cm">
          <draw:text-box>
            <text:p><text:span text:style-name="T2">9</text:span></text:p>
          </draw:text-box>
        </draw:frame>
        <draw:line draw:style-name="gr2" draw:text-style-name="P1" draw:layer="layout" svg:x1="15.001cm" svg:y1="15.428cm" svg:x2="14.984cm" svg:y2="13.701cm">
          <text:p/>
        </draw:line>
        <draw:g>
          <draw:custom-shape draw:style-name="gr39" draw:text-style-name="P12" draw:layer="layout" svg:width="0.155cm" svg:height="0.16cm" svg:x="15.745cm" svg:y="15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6cm" svg:y1="15.351cm" svg:x2="15.887cm" svg:y2="15.46cm">
            <text:p/>
          </draw:line>
          <draw:line draw:style-name="gr40" draw:text-style-name="P1" draw:layer="layout" svg:x1="15.756cm" svg:y1="15.373cm" svg:x2="15.867cm" svg:y2="15.482cm">
            <text:p/>
          </draw:line>
        </draw:g>
        <draw:frame draw:style-name="gr10" draw:text-style-name="P5" draw:layer="layout" svg:width="0.992cm" svg:height="0.645cm" svg:x="14.095cm" svg:y="13.235cm">
          <draw:text-box>
            <text:p><text:span text:style-name="T2">1 k</text:span></text:p>
          </draw:text-box>
        </draw:frame>
        <draw:custom-shape draw:style-name="gr53" draw:text-style-name="P15" draw:layer="layout" svg:width="1.222cm" svg:height="0.309cm" draw:transform="rotate (-1.56660753659011) translate (15.123cm 12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978cm" svg:y1="12.473cm" svg:x2="14.987cm" svg:y2="8.107cm">
          <text:p/>
        </draw:line>
        <draw:custom-shape draw:style-name="gr51" draw:text-style-name="P14" draw:layer="layout" svg:width="0.09cm" svg:height="0.108cm" svg:x="14.933cm" svg:y="8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8" draw:layer="layout" svg:width="1.606cm" svg:height="0.489cm" svg:x="13.481cm" svg:y="15.981cm">
          <draw:text-box>
            <text:p><text:span text:style-name="T6">Com (Blue)</text:span></text:p>
          </draw:text-box>
        </draw:frame>
        <draw:frame draw:style-name="gr59" draw:text-style-name="P18" draw:layer="layout" svg:width="1.69cm" svg:height="0.489cm" svg:x="13.436cm" svg:y="15.001cm">
          <draw:text-box>
            <text:p><text:span text:style-name="T6">Min (Brown)</text:span></text:p>
          </draw:text-box>
        </draw:frame>
        <draw:frame draw:style-name="gr59" draw:text-style-name="P18" draw:layer="layout" svg:width="1.858cm" svg:height="0.489cm" svg:x="13.436cm" svg:y="14.322cm">
          <draw:text-box>
            <text:p><text:span text:style-name="T6">Max (Orange)</text:span></text:p>
          </draw:text-box>
        </draw:frame>
        <draw:line draw:style-name="gr2" draw:text-style-name="P1" draw:layer="layout" svg:x1="3.842cm" svg:y1="15.428cm" svg:x2="9.468cm" svg:y2="15.438cm">
          <text:p/>
        </draw:line>
        <draw:frame draw:style-name="gr52" draw:text-style-name="P5" draw:layer="layout" svg:width="1.675cm" svg:height="0.645cm" svg:x="3.667cm" svg:y="14.907cm">
          <draw:text-box>
            <text:p><text:span text:style-name="T2">GPIO 7</text:span></text:p>
          </draw:text-box>
        </draw:frame>
        <draw:custom-shape draw:style-name="gr13" draw:text-style-name="P3" draw:layer="layout" svg:width="0.289cm" svg:height="0.289cm" svg:x="3.636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6.018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55cm" svg:y="14.821cm">
          <draw:text-box>
            <text:p><text:span text:style-name="T2">26</text:span></text:p>
          </draw:text-box>
        </draw:frame>
        <draw:frame draw:style-name="gr62" draw:text-style-name="P19" draw:layer="layout" svg:width="0.719cm" svg:height="0.806cm" svg:x="5.983cm" svg:y="14.676cm">
          <draw:text-box>
            <text:p><text:span text:style-name="T5">N</text:span></text:p>
          </draw:text-box>
        </draw:frame>
        <draw:custom-shape draw:style-name="gr43" draw:text-style-name="P13" draw:layer="layout" svg:width="0.289cm" svg:height="0.289cm" svg:x="6.03cm" svg:y="8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7" draw:layer="layout" svg:width="2.467cm" svg:height="0.569cm" svg:x="9.505cm" svg:y="13.374cm">
          <draw:text-box>
            <text:p><text:span text:style-name="T9">P/O 74HC4050</text:span></text:p>
          </draw:text-box>
        </draw:frame>
        <draw:frame draw:style-name="gr62" draw:text-style-name="P19" draw:layer="layout" svg:width="0.676cm" svg:height="0.806cm" svg:x="6.056cm" svg:y="17.142cm">
          <draw:text-box>
            <text:p><text:span text:style-name="T5">C</text:span></text:p>
          </draw:text-box>
        </draw:frame>
        <draw:custom-shape draw:style-name="gr65" draw:text-style-name="P21" draw:layer="layout" svg:width="0.289cm" svg:height="0.289cm" svg:x="6.053cm" svg:y="17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5" draw:layer="layout" svg:width="3.727cm" svg:height="0.806cm" svg:x="3.768cm" svg:y="18.025cm">
          <draw:text-box>
            <text:p><text:span text:style-name="T2">To Mezzanine</text:span></text:p>
          </draw:text-box>
        </draw:frame>
        <draw:custom-shape draw:style-name="gr65" draw:text-style-name="P21" draw:layer="layout" svg:width="0.289cm" svg:height="0.289cm" svg:x="6.054cm" svg:y="18.6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5.078cm" svg:y="23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5.066cm" svg:y="24.5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5" draw:layer="layout" svg:width="3.911cm" svg:height="0.645cm" svg:x="3.976cm" svg:y="24.975cm">
          <draw:text-box>
            <text:p><text:span text:style-name="T2">To / From Mezzanine </text:span></text:p>
          </draw:text-box>
        </draw:frame>
        <draw:frame draw:style-name="gr62" draw:text-style-name="P19" draw:layer="layout" svg:width="0.676cm" svg:height="0.806cm" svg:x="5.019cm" svg:y="23.16cm">
          <draw:text-box>
            <text:p><text:span text:style-name="T5">P</text:span></text:p>
          </draw:text-box>
        </draw:frame>
        <draw:frame draw:style-name="gr62" draw:text-style-name="P19" draw:layer="layout" svg:width="0.676cm" svg:height="0.806cm" svg:x="4.946cm" svg:y="23.896cm">
          <draw:text-box>
            <text:p><text:span text:style-name="T5">Q</text:span></text:p>
          </draw:text-box>
        </draw:frame>
        <draw:custom-shape draw:style-name="gr51" draw:text-style-name="P14" draw:layer="layout" svg:width="0.119cm" svg:height="0.108cm" svg:x="7.795cm" svg:y="22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6.056cm" svg:y="18.667cm">
          <draw:text-box>
            <text:p><text:span text:style-name="T5">G</text:span></text:p>
          </draw:text-box>
        </draw:frame>
        <draw:custom-shape draw:style-name="gr65" draw:text-style-name="P21" draw:layer="layout" svg:width="0.289cm" svg:height="0.289cm" svg:x="10.646cm" svg:y="4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10.646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1" draw:layer="layout" svg:x1="10.267cm" svg:y1="5.54cm" svg:x2="9.257cm" svg:y2="5.549cm">
          <text:p/>
        </draw:line>
        <draw:line draw:style-name="gr66" draw:text-style-name="P1" draw:layer="layout" svg:x1="10.286cm" svg:y1="2.973cm" svg:x2="9.276cm" svg:y2="2.982cm">
          <text:p/>
        </draw:line>
        <draw:frame draw:style-name="gr62" draw:text-style-name="P5" draw:layer="layout" svg:width="3.684cm" svg:height="0.806cm" svg:x="7.45cm" svg:y="2.122cm">
          <draw:text-box>
            <text:p><text:span text:style-name="T2">To Mezzanine </text:span></text:p>
          </draw:text-box>
        </draw:frame>
        <draw:frame draw:style-name="gr62" draw:text-style-name="P19" draw:layer="layout" svg:width="0.676cm" svg:height="0.806cm" svg:x="9.32cm" svg:y="21.493cm">
          <draw:text-box>
            <text:p><text:span text:style-name="T5">G</text:span></text:p>
          </draw:text-box>
        </draw:frame>
        <draw:custom-shape draw:style-name="gr51" draw:text-style-name="P14" draw:layer="layout" svg:width="0.09cm" svg:height="0.108cm" svg:x="12.88cm" svg:y="11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108cm" svg:x="13.553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108cm" svg:x="13.559cm" svg:y="1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7.368cm" svg:y="17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7.771cm" svg:y="18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4.268cm" svg:height="0.806cm" svg:x="11.261cm" svg:y="2.55cm">
          <draw:text-box>
            <text:p><text:span text:style-name="T5">Main Veroboard </text:span></text:p>
          </draw:text-box>
        </draw:frame>
      </draw:page>
      <draw:page draw:name="page2" draw:style-name="dp1" draw:master-page-name="Default">
        <draw:line draw:style-name="gr2" draw:text-style-name="P1" draw:layer="layout" svg:x1="7.184cm" svg:y1="21.925cm" svg:x2="7.184cm" svg:y2="22.986cm">
          <text:p/>
        </draw:line>
        <draw:line draw:style-name="gr2" draw:text-style-name="P1" draw:layer="layout" svg:x1="9.771cm" svg:y1="22.422cm" svg:x2="9.763cm" svg:y2="22.986cm">
          <text:p/>
        </draw:line>
        <draw:line draw:style-name="gr67" draw:text-style-name="P1" draw:layer="layout" svg:x1="3.92cm" svg:y1="3.748cm" svg:x2="6.245cm" svg:y2="3.772cm">
          <text:p/>
        </draw:line>
        <draw:line draw:style-name="gr67" draw:text-style-name="P1" draw:layer="layout" svg:x1="3.908cm" svg:y1="3.116cm" svg:x2="6.267cm" svg:y2="3.135cm">
          <text:p/>
        </draw:line>
        <draw:line draw:style-name="gr2" draw:text-style-name="P1" draw:layer="layout" svg:x1="13.838cm" svg:y1="12.441cm" svg:x2="16.826cm" svg:y2="12.413cm">
          <text:p/>
        </draw:line>
        <draw:line draw:style-name="gr2" draw:text-style-name="P1" draw:layer="layout" svg:x1="10.548cm" svg:y1="10.294cm" svg:x2="16.763cm" svg:y2="10.35cm">
          <text:p/>
        </draw:line>
        <draw:line draw:style-name="gr6" draw:text-style-name="P1" draw:layer="layout" svg:x1="6.267cm" svg:y1="3.753cm" svg:x2="17.759cm" svg:y2="3.827cm">
          <text:p/>
        </draw:line>
        <draw:line draw:style-name="gr6" draw:text-style-name="P1" draw:layer="layout" svg:x1="6.314cm" svg:y1="3.137cm" svg:x2="17.731cm" svg:y2="3.147cm">
          <text:p/>
        </draw:line>
        <draw:line draw:style-name="gr2" draw:text-style-name="P1" draw:layer="layout" svg:x1="11.319cm" svg:y1="19.302cm" svg:x2="17.598cm" svg:y2="19.319cm">
          <text:p/>
        </draw:line>
        <draw:line draw:style-name="gr67" draw:text-style-name="P1" draw:layer="layout" svg:x1="4.808cm" svg:y1="15.831cm" svg:x2="12.587cm" svg:y2="15.881cm">
          <text:p/>
        </draw:line>
        <draw:line draw:style-name="gr2" draw:text-style-name="P1" draw:layer="layout" svg:x1="13.523cm" svg:y1="22.436cm" svg:x2="13.602cm" svg:y2="3.815cm">
          <text:p/>
        </draw:line>
        <draw:custom-shape draw:style-name="gr68" draw:text-style-name="P2" draw:layer="layout" svg:width="0.41cm" svg:height="24.007cm" svg:x="15.611cm" svg:y="2.78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886cm" svg:y1="4.489cm" svg:x2="17.77cm" svg:y2="4.498cm">
          <text:p/>
        </draw:line>
        <draw:custom-shape draw:style-name="gr69" draw:text-style-name="P1" draw:layer="layout" svg:width="2.192cm" svg:height="14.6cm" svg:x="14.239cm" svg:y="2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" draw:layer="layout" svg:width="8.41cm" svg:height="3.07cm" svg:x="5.82cm" svg:y="2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319cm" svg:y1="20.058cm" svg:x2="17.598cm" svg:y2="20.075cm">
          <text:p/>
        </draw:line>
        <draw:line draw:style-name="gr2" draw:text-style-name="P1" draw:layer="layout" svg:x1="11.304cm" svg:y1="20.908cm" svg:x2="17.583cm" svg:y2="20.925cm">
          <text:p/>
        </draw:line>
        <draw:custom-shape draw:style-name="gr71" draw:text-style-name="P4" draw:layer="layout" svg:width="2.361cm" svg:height="5.509cm" svg:x="1.442cm" svg:y="6.53cm">
          <text:p text:style-name="P3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57cm" svg:y1="7.269cm" svg:x2="16.702cm" svg:y2="7.231cm">
          <text:p/>
        </draw:line>
        <draw:frame draw:style-name="gr19" draw:text-style-name="P5" draw:layer="layout" svg:width="1.615cm" svg:height="0.645cm" svg:x="3.332cm" svg:y="14.313cm">
          <draw:text-box>
            <text:p><text:span text:style-name="T2">0 V (D)</text:span></text:p>
          </draw:text-box>
        </draw:frame>
        <draw:custom-shape draw:style-name="gr72" draw:text-style-name="P1" draw:layer="layout" svg:width="6.224cm" svg:height="3.776cm" svg:x="5.056cm" svg:y="17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2" draw:layer="layout" svg:width="3.167cm" svg:height="1.039cm" svg:x="6.842cm" svg:y="18.875cm">
          <draw:text-box>
            <text:p text:style-name="P3"><text:span text:style-name="T2">ADS1115 A/D</text:span></text:p>
            <text:p text:style-name="P3"><text:span text:style-name="T2">Board</text:span></text:p>
          </draw:text-box>
        </draw:frame>
        <draw:frame draw:style-name="gr23" draw:text-style-name="P5" draw:layer="layout" svg:width="18.4cm" svg:height="0.699cm" svg:x="1.165cm" svg:y="1.164cm">
          <draw:text-box>
            <text:p><text:span text:style-name="T2">See the Composite Design and Installation Specification for details of this circuit and its wiring. </text:span></text:p>
          </draw:text-box>
        </draw:frame>
        <draw:line draw:style-name="gr2" draw:text-style-name="P1" draw:layer="layout" svg:x1="11.283cm" svg:y1="18.482cm" svg:x2="17.611cm" svg:y2="18.487cm">
          <text:p/>
        </draw:line>
        <draw:frame draw:style-name="gr24" draw:text-style-name="P5" draw:layer="layout" svg:width="1.243cm" svg:height="0.645cm" svg:x="6.146cm" svg:y="17.574cm">
          <draw:text-box>
            <text:p><text:span text:style-name="T2">VDD</text:span></text:p>
          </draw:text-box>
        </draw:frame>
        <draw:frame draw:style-name="gr25" draw:text-style-name="P5" draw:layer="layout" svg:width="1.285cm" svg:height="0.645cm" svg:x="9.012cm" svg:y="17.595cm">
          <draw:text-box>
            <text:p><text:span text:style-name="T2">GND</text:span></text:p>
          </draw:text-box>
        </draw:frame>
        <draw:custom-shape draw:style-name="gr13" draw:text-style-name="P3" draw:layer="layout" svg:width="0.289cm" svg:height="0.289cm" svg:x="11.117cm" svg:y="18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0.337cm" svg:y="18.126cm">
          <draw:text-box>
            <text:p><text:span text:style-name="T2">A0</text:span></text:p>
          </draw:text-box>
        </draw:frame>
        <draw:line draw:style-name="gr67" draw:text-style-name="P1" draw:layer="layout" svg:x1="1.818cm" svg:y1="19.234cm" svg:x2="5.006cm" svg:y2="19.21cm">
          <text:p/>
        </draw:line>
        <draw:custom-shape draw:style-name="gr13" draw:text-style-name="P3" draw:layer="layout" svg:width="0.289cm" svg:height="0.289cm" svg:x="4.918cm" svg:y="19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1" draw:layer="layout" svg:x1="1.799cm" svg:y1="18.484cm" svg:x2="5.028cm" svg:y2="18.449cm">
          <text:p/>
        </draw:line>
        <draw:custom-shape draw:style-name="gr13" draw:text-style-name="P3" draw:layer="layout" svg:width="0.289cm" svg:height="0.289cm" svg:x="4.907cm" svg:y="1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1.184cm" svg:height="0.645cm" svg:x="4.998cm" svg:y="18.92cm">
          <draw:text-box>
            <text:p><text:span text:style-name="T2">SCL</text:span></text:p>
          </draw:text-box>
        </draw:frame>
        <draw:frame draw:style-name="gr30" draw:text-style-name="P5" draw:layer="layout" svg:width="1.222cm" svg:height="0.645cm" svg:x="5.038cm" svg:y="18.078cm">
          <draw:text-box>
            <text:p><text:span text:style-name="T2">SDA</text:span></text:p>
          </draw:text-box>
        </draw:frame>
        <draw:frame draw:style-name="gr32" draw:text-style-name="P5" draw:layer="layout" svg:width="1.319cm" svg:height="0.645cm" svg:x="3.493cm" svg:y="15.541cm">
          <draw:text-box>
            <text:p><text:span text:style-name="T2">3.3 V</text:span></text:p>
          </draw:text-box>
        </draw:frame>
        <draw:line draw:style-name="gr2" draw:text-style-name="P1" draw:layer="layout" svg:x1="7.136cm" svg:y1="15.856cm" svg:x2="7.143cm" svg:y2="17.525cm">
          <text:p/>
        </draw:line>
        <draw:line draw:style-name="gr67" draw:text-style-name="P1" draw:layer="layout" svg:x1="4.817cm" svg:y1="14.669cm" svg:x2="13.599cm" svg:y2="14.673cm">
          <text:p/>
        </draw:line>
        <draw:frame draw:style-name="gr38" draw:text-style-name="P11" draw:layer="layout" svg:width="1.244cm" svg:height="0.645cm" svg:x="15.235cm" svg:y="2.206cm">
          <draw:text-box>
            <text:p text:style-name="P3"><text:span text:style-name="T7">TB2</text:span></text:p>
          </draw:text-box>
        </draw:frame>
        <draw:g>
          <draw:custom-shape draw:style-name="gr39" draw:text-style-name="P12" draw:layer="layout" svg:width="0.155cm" svg:height="0.16cm" svg:x="15.765cm" svg:y="7.1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6cm" svg:y1="7.163cm" svg:x2="15.907cm" svg:y2="7.272cm">
            <text:p/>
          </draw:line>
          <draw:line draw:style-name="gr40" draw:text-style-name="P1" draw:layer="layout" svg:x1="15.776cm" svg:y1="7.185cm" svg:x2="15.887cm" svg:y2="7.294cm">
            <text:p/>
          </draw:line>
        </draw:g>
        <draw:g>
          <draw:custom-shape draw:style-name="gr41" draw:text-style-name="P12" draw:layer="layout" svg:width="0.155cm" svg:height="0.16cm" svg:x="15.75cm" svg:y="3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81cm" svg:y1="3.081cm" svg:x2="15.892cm" svg:y2="3.19cm">
            <text:p/>
          </draw:line>
          <draw:line draw:style-name="gr42" draw:text-style-name="P1" draw:layer="layout" svg:x1="15.761cm" svg:y1="3.103cm" svg:x2="15.872cm" svg:y2="3.212cm">
            <text:p/>
          </draw:line>
        </draw:g>
        <draw:g>
          <draw:custom-shape draw:style-name="gr39" draw:text-style-name="P12" draw:layer="layout" svg:width="0.155cm" svg:height="0.16cm" svg:x="15.748cm" svg:y="3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9cm" svg:y1="3.081cm" svg:x2="15.89cm" svg:y2="3.19cm">
            <text:p/>
          </draw:line>
          <draw:line draw:style-name="gr40" draw:text-style-name="P1" draw:layer="layout" svg:x1="15.759cm" svg:y1="3.103cm" svg:x2="15.87cm" svg:y2="3.212cm">
            <text:p/>
          </draw:line>
        </draw:g>
        <draw:g>
          <draw:custom-shape draw:style-name="gr39" draw:text-style-name="P12" draw:layer="layout" svg:width="0.155cm" svg:height="0.16cm" svg:x="15.75cm" svg:y="3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1cm" svg:y1="3.762cm" svg:x2="15.892cm" svg:y2="3.871cm">
            <text:p/>
          </draw:line>
          <draw:line draw:style-name="gr40" draw:text-style-name="P1" draw:layer="layout" svg:x1="15.761cm" svg:y1="3.784cm" svg:x2="15.872cm" svg:y2="3.893cm">
            <text:p/>
          </draw:line>
        </draw:g>
        <draw:line draw:style-name="gr2" draw:text-style-name="P1" draw:layer="layout" svg:x1="9.704cm" svg:y1="14.68cm" svg:x2="9.718cm" svg:y2="17.618cm">
          <text:p/>
        </draw:line>
        <draw:custom-shape draw:style-name="gr13" draw:text-style-name="P3" draw:layer="layout" svg:width="0.289cm" svg:height="0.289cm" svg:x="9.578cm" svg:y="17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6.98cm" svg:y="17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12" draw:layer="layout" svg:width="0.155cm" svg:height="0.16cm" svg:x="15.779cm" svg:y="18.3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1cm" svg:y1="18.396cm" svg:x2="15.921cm" svg:y2="18.505cm">
            <text:p/>
          </draw:line>
          <draw:line draw:style-name="gr40" draw:text-style-name="P1" draw:layer="layout" svg:x1="15.79cm" svg:y1="18.418cm" svg:x2="15.901cm" svg:y2="18.527cm">
            <text:p/>
          </draw:line>
        </draw:g>
        <draw:frame draw:style-name="gr44" draw:text-style-name="P5" draw:layer="layout" svg:width="0.635cm" svg:height="0.645cm" svg:x="15.504cm" svg:y="3.095cm">
          <draw:text-box>
            <text:p><text:span text:style-name="T2">1</text:span></text:p>
          </draw:text-box>
        </draw:frame>
        <draw:frame draw:style-name="gr44" draw:text-style-name="P5" draw:layer="layout" svg:width="0.673cm" svg:height="0.645cm" svg:x="15.494cm" svg:y="3.777cm">
          <draw:text-box>
            <text:p><text:span text:style-name="T2">2</text:span></text:p>
          </draw:text-box>
        </draw:frame>
        <draw:frame draw:style-name="gr44" draw:text-style-name="P5" draw:layer="layout" svg:width="0.544cm" svg:height="0.645cm" svg:x="15.478cm" svg:y="8.224cm">
          <draw:text-box>
            <text:p><text:span text:style-name="T2">6</text:span></text:p>
          </draw:text-box>
        </draw:frame>
        <draw:frame draw:style-name="gr44" draw:text-style-name="P5" draw:layer="layout" svg:width="0.906cm" svg:height="0.645cm" svg:x="15.405cm" svg:y="18.418cm">
          <draw:text-box>
            <text:p><text:span text:style-name="T2">11</text:span></text:p>
          </draw:text-box>
        </draw:frame>
        <draw:custom-shape draw:style-name="gr65" draw:text-style-name="P21" draw:layer="layout" svg:width="0.289cm" svg:height="0.289cm" svg:x="9.575cm" svg:y="16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11.138cm" svg:y="19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0.358cm" svg:y="18.952cm">
          <draw:text-box>
            <text:p><text:span text:style-name="T2">A1</text:span></text:p>
          </draw:text-box>
        </draw:frame>
        <draw:custom-shape draw:style-name="gr13" draw:text-style-name="P3" draw:layer="layout" svg:width="0.289cm" svg:height="0.289cm" svg:x="11.138cm" svg:y="19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0.358cm" svg:y="19.725cm">
          <draw:text-box>
            <text:p><text:span text:style-name="T2">A2</text:span></text:p>
          </draw:text-box>
        </draw:frame>
        <draw:custom-shape draw:style-name="gr13" draw:text-style-name="P3" draw:layer="layout" svg:width="0.289cm" svg:height="0.289cm" svg:x="11.127cm" svg:y="20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0.347cm" svg:y="20.55cm">
          <draw:text-box>
            <text:p><text:span text:style-name="T2">A3</text:span></text:p>
          </draw:text-box>
        </draw:frame>
        <draw:g>
          <draw:custom-shape draw:style-name="gr39" draw:text-style-name="P12" draw:layer="layout" svg:width="0.155cm" svg:height="0.16cm" svg:x="15.76cm" svg:y="19.2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19.228cm" svg:x2="15.902cm" svg:y2="19.337cm">
            <text:p/>
          </draw:line>
          <draw:line draw:style-name="gr40" draw:text-style-name="P1" draw:layer="layout" svg:x1="15.771cm" svg:y1="19.25cm" svg:x2="15.882cm" svg:y2="19.359cm">
            <text:p/>
          </draw:line>
        </draw:g>
        <draw:frame draw:style-name="gr44" draw:text-style-name="P5" draw:layer="layout" svg:width="0.927cm" svg:height="0.645cm" svg:x="15.374cm" svg:y="19.25cm">
          <draw:text-box>
            <text:p><text:span text:style-name="T2">12</text:span></text:p>
          </draw:text-box>
        </draw:frame>
        <draw:g>
          <draw:custom-shape draw:style-name="gr39" draw:text-style-name="P12" draw:layer="layout" svg:width="0.155cm" svg:height="0.16cm" svg:x="15.76cm" svg:y="19.9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19.984cm" svg:x2="15.902cm" svg:y2="20.093cm">
            <text:p/>
          </draw:line>
          <draw:line draw:style-name="gr40" draw:text-style-name="P1" draw:layer="layout" svg:x1="15.771cm" svg:y1="20.006cm" svg:x2="15.882cm" svg:y2="20.115cm">
            <text:p/>
          </draw:line>
        </draw:g>
        <draw:frame draw:style-name="gr44" draw:text-style-name="P5" draw:layer="layout" svg:width="0.928cm" svg:height="0.645cm" svg:x="15.377cm" svg:y="20.006cm">
          <draw:text-box>
            <text:p><text:span text:style-name="T2">13</text:span></text:p>
          </draw:text-box>
        </draw:frame>
        <draw:g>
          <draw:custom-shape draw:style-name="gr39" draw:text-style-name="P12" draw:layer="layout" svg:width="0.155cm" svg:height="0.16cm" svg:x="15.741cm" svg:y="20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2cm" svg:y1="20.834cm" svg:x2="15.883cm" svg:y2="20.943cm">
            <text:p/>
          </draw:line>
          <draw:line draw:style-name="gr40" draw:text-style-name="P1" draw:layer="layout" svg:x1="15.752cm" svg:y1="20.856cm" svg:x2="15.863cm" svg:y2="20.965cm">
            <text:p/>
          </draw:line>
        </draw:g>
        <draw:frame draw:style-name="gr45" draw:text-style-name="P5" draw:layer="layout" svg:width="0.893cm" svg:height="1.039cm" svg:x="15.379cm" svg:y="20.856cm">
          <draw:text-box>
            <text:p><text:span text:style-name="T2">14</text:span></text:p>
          </draw:text-box>
        </draw:frame>
        <draw:frame draw:style-name="gr44" draw:text-style-name="P5" draw:layer="layout" svg:width="0.552cm" svg:height="0.645cm" svg:x="15.493cm" svg:y="7.152cm">
          <draw:text-box>
            <text:p><text:span text:style-name="T2">5</text:span></text:p>
          </draw:text-box>
        </draw:frame>
        <draw:custom-shape draw:style-name="gr47" draw:text-style-name="P1" draw:layer="layout" svg:width="2.285cm" svg:height="3.439cm" svg:x="17.561cm" svg:y="17.968cm">
          <text:p text:style-name="P3">Hall-</text:p>
          <text:p text:style-name="P3">Effect</text:p>
          <text:p text:style-name="P3">Probe</text:p>
          <text:p text:style-name="P3">(G2)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1" draw:text-style-name="P12" draw:layer="layout" svg:width="0.155cm" svg:height="0.16cm" svg:x="15.742cm" svg:y="4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73cm" svg:y1="4.422cm" svg:x2="15.884cm" svg:y2="4.531cm">
            <text:p/>
          </draw:line>
          <draw:line draw:style-name="gr42" draw:text-style-name="P1" draw:layer="layout" svg:x1="15.753cm" svg:y1="4.444cm" svg:x2="15.864cm" svg:y2="4.553cm">
            <text:p/>
          </draw:line>
        </draw:g>
        <draw:g>
          <draw:custom-shape draw:style-name="gr39" draw:text-style-name="P12" draw:layer="layout" svg:width="0.155cm" svg:height="0.16cm" svg:x="15.74cm" svg:y="4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1cm" svg:y1="4.422cm" svg:x2="15.882cm" svg:y2="4.531cm">
            <text:p/>
          </draw:line>
          <draw:line draw:style-name="gr40" draw:text-style-name="P1" draw:layer="layout" svg:x1="15.751cm" svg:y1="4.444cm" svg:x2="15.862cm" svg:y2="4.553cm">
            <text:p/>
          </draw:line>
        </draw:g>
        <draw:frame draw:style-name="gr44" draw:text-style-name="P5" draw:layer="layout" svg:width="0.635cm" svg:height="0.645cm" svg:x="15.496cm" svg:y="4.436cm">
          <draw:text-box>
            <text:p><text:span text:style-name="T2">3</text:span></text:p>
          </draw:text-box>
        </draw:frame>
        <draw:line draw:style-name="gr6" draw:text-style-name="P1" draw:layer="layout" svg:x1="13.599cm" svg:y1="5.12cm" svg:x2="17.804cm" svg:y2="5.088cm">
          <text:p/>
        </draw:line>
        <draw:g>
          <draw:custom-shape draw:style-name="gr41" draw:text-style-name="P12" draw:layer="layout" svg:width="0.155cm" svg:height="0.16cm" svg:x="15.759cm" svg:y="5.0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9cm" svg:y1="5.019cm" svg:x2="15.901cm" svg:y2="5.128cm">
            <text:p/>
          </draw:line>
          <draw:line draw:style-name="gr42" draw:text-style-name="P1" draw:layer="layout" svg:x1="15.77cm" svg:y1="5.041cm" svg:x2="15.881cm" svg:y2="5.15cm">
            <text:p/>
          </draw:line>
        </draw:g>
        <draw:g>
          <draw:custom-shape draw:style-name="gr39" draw:text-style-name="P12" draw:layer="layout" svg:width="0.155cm" svg:height="0.16cm" svg:x="15.757cm" svg:y="5.0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8cm" svg:y1="5.019cm" svg:x2="15.899cm" svg:y2="5.128cm">
            <text:p/>
          </draw:line>
          <draw:line draw:style-name="gr40" draw:text-style-name="P1" draw:layer="layout" svg:x1="15.768cm" svg:y1="5.041cm" svg:x2="15.879cm" svg:y2="5.15cm">
            <text:p/>
          </draw:line>
        </draw:g>
        <draw:frame draw:style-name="gr44" draw:text-style-name="P5" draw:layer="layout" svg:width="0.635cm" svg:height="0.645cm" svg:x="15.471cm" svg:y="5.058cm">
          <draw:text-box>
            <text:p><text:span text:style-name="T2">4</text:span></text:p>
          </draw:text-box>
        </draw:frame>
        <draw:frame draw:style-name="gr49" draw:text-style-name="P5" draw:layer="layout" svg:width="2.194cm" svg:height="1.039cm" svg:x="18.002cm" svg:y="3.425cm">
          <draw:text-box>
            <text:p><text:span text:style-name="T2">12 V To</text:span></text:p>
            <text:p><text:span text:style-name="T2">Sensor(s)</text:span></text:p>
          </draw:text-box>
        </draw:frame>
        <draw:custom-shape draw:style-name="gr74" draw:text-style-name="P1" draw:layer="layout" svg:width="3.195cm" svg:height="2.878cm" svg:x="16.751cm" svg:y="6.72cm">
          <text:p text:style-name="P3">Composite</text:p>
          <text:p text:style-name="P3">Float</text:p>
          <text:p text:style-name="P3">Switch</text:p>
          <text:p text:style-name="P3">(G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119cm" svg:height="0.108cm" svg:x="14.942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655cm" svg:height="0.645cm" svg:x="10.12cm" svg:y="5.467cm">
          <draw:text-box>
            <text:p><text:span text:style-name="T2">4 x 1 k</text:span></text:p>
          </draw:text-box>
        </draw:frame>
        <draw:line draw:style-name="gr2" draw:text-style-name="P1" draw:layer="layout" svg:x1="3.873cm" svg:y1="7.283cm" svg:x2="6.814cm" svg:y2="7.296cm">
          <text:p/>
        </draw:line>
        <draw:frame draw:style-name="gr12" draw:text-style-name="P5" draw:layer="layout" svg:width="1.869cm" svg:height="0.645cm" svg:x="3.701cm" svg:y="6.762cm">
          <draw:text-box>
            <text:p><text:span text:style-name="T2">GPIO 13</text:span></text:p>
          </draw:text-box>
        </draw:frame>
        <draw:custom-shape draw:style-name="gr13" draw:text-style-name="P3" draw:layer="layout" svg:width="0.289cm" svg:height="0.289cm" svg:x="3.67cm" svg:y="7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5.834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1.222cm" svg:height="0.309cm" draw:transform="rotate (-1.56660753659011) translate (12.011cm 5.7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1" draw:layer="layout" svg:width="0.289cm" svg:height="0.289cm" svg:x="6.128cm" svg:y="1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623cm" svg:y1="9.301cm" svg:x2="16.765cm" svg:y2="9.294cm">
          <text:p/>
        </draw:line>
        <draw:frame draw:style-name="gr44" draw:text-style-name="P5" draw:layer="layout" svg:width="0.865cm" svg:height="0.645cm" svg:x="15.515cm" svg:y="9.251cm">
          <draw:text-box>
            <text:p><text:span text:style-name="T2">7</text:span></text:p>
          </draw:text-box>
        </draw:frame>
        <draw:g>
          <draw:custom-shape draw:style-name="gr39" draw:text-style-name="P12" draw:layer="layout" svg:width="0.155cm" svg:height="0.16cm" svg:x="15.793cm" svg:y="9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24cm" svg:y1="9.229cm" svg:x2="15.935cm" svg:y2="9.338cm">
            <text:p/>
          </draw:line>
          <draw:line draw:style-name="gr40" draw:text-style-name="P1" draw:layer="layout" svg:x1="15.804cm" svg:y1="9.251cm" svg:x2="15.915cm" svg:y2="9.36cm">
            <text:p/>
          </draw:line>
        </draw:g>
        <draw:custom-shape draw:style-name="gr51" draw:text-style-name="P14" draw:layer="layout" svg:width="0.119cm" svg:height="0.108cm" svg:x="13.539cm" svg:y="9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89cm" svg:y="6.676cm">
          <draw:text-box>
            <text:p><text:span text:style-name="T2">33</text:span></text:p>
          </draw:text-box>
        </draw:frame>
        <draw:line draw:style-name="gr2" draw:text-style-name="P1" draw:layer="layout" svg:x1="13.88cm" svg:y1="7.269cm" svg:x2="13.874cm" svg:y2="6.585cm">
          <text:p/>
        </draw:line>
        <draw:custom-shape draw:style-name="gr65" draw:text-style-name="P21" draw:layer="layout" svg:width="0.289cm" svg:height="0.289cm" svg:x="14.99cm" svg:y="1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15.011cm" svg:y="1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15.011cm" svg:y="19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15cm" svg:y="20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863cm" svg:y1="12.42cm" svg:x2="13.878cm" svg:y2="3.115cm">
          <text:p/>
        </draw:line>
        <draw:line draw:style-name="gr2" draw:text-style-name="P1" draw:layer="layout" svg:x1="8.544cm" svg:y1="6.755cm" svg:x2="8.544cm" svg:y2="7.775cm">
          <text:p/>
        </draw:line>
        <draw:line draw:style-name="gr2" draw:text-style-name="P1" draw:layer="layout" svg:x1="8.544cm" svg:y1="6.769cm" svg:x2="7.812cm" svg:y2="7.299cm">
          <text:p/>
        </draw:line>
        <draw:line draw:style-name="gr2" draw:text-style-name="P1" draw:layer="layout" svg:x1="8.543cm" svg:y1="7.757cm" svg:x2="7.814cm" svg:y2="7.292cm">
          <text:p/>
        </draw:line>
        <draw:line draw:style-name="gr2" draw:text-style-name="P1" draw:layer="layout" svg:x1="9.086cm" svg:y1="7.781cm" svg:x2="9.086cm" svg:y2="8.801cm">
          <text:p/>
        </draw:line>
        <draw:line draw:style-name="gr2" draw:text-style-name="P1" draw:layer="layout" svg:x1="9.086cm" svg:y1="7.794cm" svg:x2="8.354cm" svg:y2="8.324cm">
          <text:p/>
        </draw:line>
        <draw:line draw:style-name="gr2" draw:text-style-name="P1" draw:layer="layout" svg:x1="9.085cm" svg:y1="8.783cm" svg:x2="8.356cm" svg:y2="8.318cm">
          <text:p/>
        </draw:line>
        <draw:line draw:style-name="gr2" draw:text-style-name="P1" draw:layer="layout" svg:x1="8.5cm" svg:y1="9.799cm" svg:x2="8.5cm" svg:y2="10.819cm">
          <text:p/>
        </draw:line>
        <draw:line draw:style-name="gr2" draw:text-style-name="P1" draw:layer="layout" svg:x1="8.5cm" svg:y1="9.812cm" svg:x2="7.768cm" svg:y2="10.342cm">
          <text:p/>
        </draw:line>
        <draw:line draw:style-name="gr2" draw:text-style-name="P1" draw:layer="layout" svg:x1="8.499cm" svg:y1="10.801cm" svg:x2="7.77cm" svg:y2="10.336cm">
          <text:p/>
        </draw:line>
        <draw:line draw:style-name="gr2" draw:text-style-name="P1" draw:layer="layout" svg:x1="9.042cm" svg:y1="10.824cm" svg:x2="9.042cm" svg:y2="11.844cm">
          <text:p/>
        </draw:line>
        <draw:line draw:style-name="gr2" draw:text-style-name="P1" draw:layer="layout" svg:x1="9.042cm" svg:y1="10.838cm" svg:x2="8.31cm" svg:y2="11.368cm">
          <text:p/>
        </draw:line>
        <draw:line draw:style-name="gr2" draw:text-style-name="P1" draw:layer="layout" svg:x1="9.04cm" svg:y1="11.826cm" svg:x2="8.311cm" svg:y2="11.361cm">
          <text:p/>
        </draw:line>
        <draw:line draw:style-name="gr2" draw:text-style-name="P1" draw:layer="layout" svg:x1="10.582cm" svg:y1="7.262cm" svg:x2="8.568cm" svg:y2="7.26cm">
          <text:p/>
        </draw:line>
        <draw:line draw:style-name="gr2" draw:text-style-name="P1" draw:layer="layout" svg:x1="7.835cm" svg:y1="7.294cm" svg:x2="6.826cm" svg:y2="7.296cm">
          <text:p/>
        </draw:line>
        <draw:line draw:style-name="gr2" draw:text-style-name="P1" draw:layer="layout" svg:x1="10.594cm" svg:y1="8.311cm" svg:x2="9.109cm" svg:y2="8.317cm">
          <text:p/>
        </draw:line>
        <draw:custom-shape draw:style-name="gr51" draw:text-style-name="P14" draw:layer="layout" svg:width="0.228cm" svg:height="0.228cm" svg:x="10.468cm" svg:y="7.14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10.393cm" svg:y="8.1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387cm" svg:y1="8.319cm" svg:x2="6.842cm" svg:y2="8.327cm">
          <text:p/>
        </draw:line>
        <draw:line draw:style-name="gr2" draw:text-style-name="P1" draw:layer="layout" svg:x1="10.522cm" svg:y1="10.31cm" svg:x2="8.508cm" svg:y2="10.308cm">
          <text:p/>
        </draw:line>
        <draw:line draw:style-name="gr2" draw:text-style-name="P1" draw:layer="layout" svg:x1="7.775cm" svg:y1="10.341cm" svg:x2="6.766cm" svg:y2="10.343cm">
          <text:p/>
        </draw:line>
        <draw:line draw:style-name="gr2" draw:text-style-name="P1" draw:layer="layout" svg:x1="10.534cm" svg:y1="11.358cm" svg:x2="9.049cm" svg:y2="11.364cm">
          <text:p/>
        </draw:line>
        <draw:custom-shape draw:style-name="gr51" draw:text-style-name="P14" draw:layer="layout" svg:width="0.228cm" svg:height="0.228cm" svg:x="10.408cm" svg:y="10.19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10.333cm" svg:y="11.24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327cm" svg:y1="11.367cm" svg:x2="6.782cm" svg:y2="11.375cm">
          <text:p/>
        </draw:line>
        <draw:custom-shape draw:style-name="gr75" draw:text-style-name="P1" draw:layer="layout" svg:width="3.755cm" svg:height="5.371cm" svg:x="6.767cm" svg:y="6.56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1" draw:text-style-name="P14" draw:layer="layout" svg:width="0.228cm" svg:height="0.228cm" svg:x="6.713cm" svg:y="7.18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6.728cm" svg:y="8.23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6.653cm" svg:y="10.23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6.668cm" svg:y="11.28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8" draw:layer="layout" svg:width="1.178cm" svg:height="0.489cm" svg:x="9.942cm" svg:y="6.798cm">
          <draw:text-box>
            <text:p><text:span text:style-name="T6">3A <text:s text:c="4"/>7</text:span></text:p>
          </draw:text-box>
        </draw:frame>
        <draw:frame draw:style-name="gr59" draw:text-style-name="P18" draw:layer="layout" svg:width="1.178cm" svg:height="0.489cm" svg:x="9.909cm" svg:y="7.857cm">
          <draw:text-box>
            <text:p><text:span text:style-name="T6">4A <text:s text:c="4"/>9</text:span></text:p>
          </draw:text-box>
        </draw:frame>
        <draw:frame draw:style-name="gr59" draw:text-style-name="P18" draw:layer="layout" svg:width="1.266cm" svg:height="0.489cm" svg:x="9.904cm" svg:y="9.832cm">
          <draw:text-box>
            <text:p><text:span text:style-name="T6">5A <text:s text:c="3"/>11</text:span></text:p>
          </draw:text-box>
        </draw:frame>
        <draw:frame draw:style-name="gr59" draw:text-style-name="P18" draw:layer="layout" svg:width="1.266cm" svg:height="0.489cm" svg:x="9.792cm" svg:y="10.906cm">
          <draw:text-box>
            <text:p><text:span text:style-name="T6">6A <text:s text:c="3"/>14</text:span></text:p>
          </draw:text-box>
        </draw:frame>
        <draw:frame draw:style-name="gr59" draw:text-style-name="P18" draw:layer="layout" svg:width="1.255cm" svg:height="0.489cm" svg:x="6.187cm" svg:y="10.924cm">
          <draw:text-box>
            <text:p><text:span text:style-name="T6">15 <text:s text:c="3"/>6Y</text:span></text:p>
          </draw:text-box>
        </draw:frame>
        <draw:frame draw:style-name="gr59" draw:text-style-name="P18" draw:layer="layout" svg:width="1.248cm" svg:height="0.489cm" svg:x="6.194cm" svg:y="9.894cm">
          <draw:text-box>
            <text:p><text:span text:style-name="T6">12 <text:s text:c="3"/>5Y</text:span></text:p>
          </draw:text-box>
        </draw:frame>
        <draw:frame draw:style-name="gr59" draw:text-style-name="P18" draw:layer="layout" svg:width="1.193cm" svg:height="0.489cm" svg:x="6.329cm" svg:y="6.807cm">
          <draw:text-box>
            <text:p><text:span text:style-name="T6">6 <text:s text:c="3"/>3Y</text:span></text:p>
          </draw:text-box>
        </draw:frame>
        <draw:frame draw:style-name="gr59" draw:text-style-name="P18" draw:layer="layout" svg:width="1.193cm" svg:height="0.489cm" svg:x="6.258cm" svg:y="7.855cm">
          <draw:text-box>
            <text:p><text:span text:style-name="T6">10 <text:s text:c="2"/>4Y</text:span></text:p>
          </draw:text-box>
        </draw:frame>
        <draw:frame draw:style-name="gr60" draw:text-style-name="P17" draw:layer="layout" svg:width="2.467cm" svg:height="0.569cm" svg:x="8.294cm" svg:y="6.468cm">
          <draw:text-box>
            <text:p><text:span text:style-name="T9">P/O 74HC4050</text:span></text:p>
          </draw:text-box>
        </draw:frame>
        <draw:custom-shape draw:style-name="gr65" draw:text-style-name="P21" draw:layer="layout" svg:width="0.289cm" svg:height="0.289cm" svg:x="6.119cm" svg:y="14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6.179cm" svg:y="13.935cm">
          <draw:text-box>
            <text:p><text:span text:style-name="T5">c</text:span></text:p>
          </draw:text-box>
        </draw:frame>
        <draw:frame draw:style-name="gr62" draw:text-style-name="P19" draw:layer="layout" svg:width="0.676cm" svg:height="0.806cm" svg:x="9.562cm" svg:y="15.687cm">
          <draw:text-box>
            <text:p><text:span text:style-name="T5">c</text:span></text:p>
          </draw:text-box>
        </draw:frame>
        <draw:frame draw:style-name="gr62" draw:text-style-name="P19" draw:layer="layout" svg:width="0.676cm" svg:height="0.806cm" svg:x="5.568cm" svg:y="6.518cm">
          <draw:text-box>
            <text:p><text:span text:style-name="T5">R</text:span></text:p>
          </draw:text-box>
        </draw:frame>
        <draw:frame draw:style-name="gr62" draw:text-style-name="P19" draw:layer="layout" svg:width="0.676cm" svg:height="0.806cm" svg:x="6.087cm" svg:y="15.059cm">
          <draw:text-box>
            <text:p><text:span text:style-name="T5">g</text:span></text:p>
          </draw:text-box>
        </draw:frame>
        <draw:custom-shape draw:style-name="gr65" draw:text-style-name="P21" draw:layer="layout" svg:width="0.289cm" svg:height="0.289cm" svg:x="6.984cm" svg:y="16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14.75cm" svg:y="17.643cm">
          <draw:text-box>
            <text:p><text:span text:style-name="T5">j</text:span></text:p>
          </draw:text-box>
        </draw:frame>
        <draw:frame draw:style-name="gr62" draw:text-style-name="P19" draw:layer="layout" svg:width="0.676cm" svg:height="0.806cm" svg:x="14.799cm" svg:y="18.533cm">
          <draw:text-box>
            <text:p><text:span text:style-name="T5">k</text:span></text:p>
          </draw:text-box>
        </draw:frame>
        <draw:frame draw:style-name="gr62" draw:text-style-name="P19" draw:layer="layout" svg:width="0.676cm" svg:height="0.806cm" svg:x="14.783cm" svg:y="19.301cm">
          <draw:text-box>
            <text:p><text:span text:style-name="T5">l</text:span></text:p>
          </draw:text-box>
        </draw:frame>
        <draw:frame draw:style-name="gr62" draw:text-style-name="P19" draw:layer="layout" svg:width="0.657cm" svg:height="0.806cm" svg:x="14.711cm" svg:y="20.146cm">
          <draw:text-box>
            <text:p><text:span text:style-name="T5">m</text:span></text:p>
          </draw:text-box>
        </draw:frame>
        <draw:line draw:style-name="gr2" draw:text-style-name="P1" draw:layer="layout" svg:x1="10.505cm" svg:y1="8.307cm" svg:x2="16.677cm" svg:y2="8.294cm">
          <text:p/>
        </draw:line>
        <draw:line draw:style-name="gr2" draw:text-style-name="P1" draw:layer="layout" svg:x1="11.866cm" svg:y1="7.256cm" svg:x2="11.869cm" svg:y2="6.925cm">
          <text:p/>
        </draw:line>
        <draw:g>
          <draw:custom-shape draw:style-name="gr39" draw:text-style-name="P12" draw:layer="layout" svg:width="0.155cm" svg:height="0.16cm" svg:x="15.745cm" svg:y="8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6cm" svg:y1="8.236cm" svg:x2="15.887cm" svg:y2="8.345cm">
            <text:p/>
          </draw:line>
          <draw:line draw:style-name="gr40" draw:text-style-name="P1" draw:layer="layout" svg:x1="15.756cm" svg:y1="8.258cm" svg:x2="15.867cm" svg:y2="8.367cm">
            <text:p/>
          </draw:line>
        </draw:g>
        <draw:custom-shape draw:style-name="gr53" draw:text-style-name="P15" draw:layer="layout" svg:width="1.222cm" svg:height="0.309cm" draw:transform="rotate (-1.56660753659011) translate (12.447cm 5.7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856cm" svg:y1="5.705cm" svg:x2="11.862cm" svg:y2="3.107cm">
          <text:p/>
        </draw:line>
        <draw:custom-shape draw:style-name="gr51" draw:text-style-name="P14" draw:layer="layout" svg:width="0.09cm" svg:height="0.093cm" svg:x="11.817cm" svg:y="7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8" draw:layer="layout" svg:width="1.606cm" svg:height="0.489cm" svg:x="13.481cm" svg:y="8.866cm">
          <draw:text-box>
            <text:p><text:span text:style-name="T6">Com (Blue)</text:span></text:p>
          </draw:text-box>
        </draw:frame>
        <draw:frame draw:style-name="gr59" draw:text-style-name="P18" draw:layer="layout" svg:width="1.69cm" svg:height="0.489cm" svg:x="13.436cm" svg:y="7.886cm">
          <draw:text-box>
            <text:p><text:span text:style-name="T6">Min (Brown)</text:span></text:p>
          </draw:text-box>
        </draw:frame>
        <draw:frame draw:style-name="gr59" draw:text-style-name="P18" draw:layer="layout" svg:width="1.858cm" svg:height="0.489cm" svg:x="13.436cm" svg:y="7.207cm">
          <draw:text-box>
            <text:p><text:span text:style-name="T6">Max (Orange)</text:span></text:p>
          </draw:text-box>
        </draw:frame>
        <draw:line draw:style-name="gr2" draw:text-style-name="P1" draw:layer="layout" svg:x1="3.842cm" svg:y1="8.313cm" svg:x2="6.831cm" svg:y2="8.35cm">
          <text:p/>
        </draw:line>
        <draw:frame draw:style-name="gr52" draw:text-style-name="P5" draw:layer="layout" svg:width="1.675cm" svg:height="0.645cm" svg:x="3.667cm" svg:y="7.792cm">
          <draw:text-box>
            <text:p><text:span text:style-name="T2">GPIO 6</text:span></text:p>
          </draw:text-box>
        </draw:frame>
        <draw:custom-shape draw:style-name="gr13" draw:text-style-name="P3" draw:layer="layout" svg:width="0.289cm" svg:height="0.289cm" svg:x="3.636cm" svg:y="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5.8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55cm" svg:y="7.706cm">
          <draw:text-box>
            <text:p><text:span text:style-name="T2">31</text:span></text:p>
          </draw:text-box>
        </draw:frame>
        <draw:frame draw:style-name="gr62" draw:text-style-name="P19" draw:layer="layout" svg:width="0.567cm" svg:height="0.806cm" svg:x="5.544cm" svg:y="7.578cm">
          <draw:text-box>
            <text:p><text:span text:style-name="T5">S</text:span></text:p>
          </draw:text-box>
        </draw:frame>
        <draw:frame draw:style-name="gr76" draw:text-style-name="P6" draw:layer="layout" svg:width="18.105cm" svg:height="0.962cm" svg:x="1.261cm" svg:y="27.508cm">
          <draw:text-box>
            <text:p text:style-name="P3"><text:span text:style-name="T3">Sensor and Control Assembly </text:span><text:span text:style-name="T1">Circuit (Lady Hanham Additions)</text:span></text:p>
          </draw:text-box>
        </draw:frame>
        <draw:g>
          <draw:custom-shape draw:style-name="gr39" draw:text-style-name="P12" draw:layer="layout" svg:width="0.155cm" svg:height="0.16cm" svg:x="15.765cm" svg:y="10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6cm" svg:y1="10.284cm" svg:x2="15.907cm" svg:y2="10.393cm">
            <text:p/>
          </draw:line>
          <draw:line draw:style-name="gr40" draw:text-style-name="P1" draw:layer="layout" svg:x1="15.776cm" svg:y1="10.306cm" svg:x2="15.887cm" svg:y2="10.415cm">
            <text:p/>
          </draw:line>
        </draw:g>
        <draw:frame draw:style-name="gr44" draw:text-style-name="P5" draw:layer="layout" svg:width="0.51cm" svg:height="0.645cm" svg:x="15.468cm" svg:y="11.366cm">
          <draw:text-box>
            <text:p><text:span text:style-name="T2">9</text:span></text:p>
          </draw:text-box>
        </draw:frame>
        <draw:custom-shape draw:style-name="gr77" draw:text-style-name="P1" draw:layer="layout" svg:width="3.195cm" svg:height="3.054cm" svg:x="16.751cm" svg:y="9.908cm">
          <text:p text:style-name="P3">Composite</text:p>
          <text:p text:style-name="P3">Float</text:p>
          <text:p text:style-name="P3">Switch</text:p>
          <text:p text:style-name="P3">(G3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5" draw:layer="layout" svg:width="1.025cm" svg:height="0.645cm" svg:x="15.355cm" svg:y="12.372cm">
          <draw:text-box>
            <text:p><text:span text:style-name="T2">10</text:span></text:p>
          </draw:text-box>
        </draw:frame>
        <draw:g>
          <draw:custom-shape draw:style-name="gr39" draw:text-style-name="P12" draw:layer="layout" svg:width="0.155cm" svg:height="0.16cm" svg:x="15.762cm" svg:y="1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3cm" svg:y1="12.356cm" svg:x2="15.904cm" svg:y2="12.465cm">
            <text:p/>
          </draw:line>
          <draw:line draw:style-name="gr40" draw:text-style-name="P1" draw:layer="layout" svg:x1="15.773cm" svg:y1="12.378cm" svg:x2="15.884cm" svg:y2="12.487cm">
            <text:p/>
          </draw:line>
        </draw:g>
        <draw:frame draw:style-name="gr44" draw:text-style-name="P5" draw:layer="layout" svg:width="0.544cm" svg:height="0.645cm" svg:x="15.492cm" svg:y="10.287cm">
          <draw:text-box>
            <text:p><text:span text:style-name="T2">8</text:span></text:p>
          </draw:text-box>
        </draw:frame>
        <draw:g>
          <draw:custom-shape draw:style-name="gr39" draw:text-style-name="P12" draw:layer="layout" svg:width="0.155cm" svg:height="0.16cm" svg:x="15.745cm" svg:y="11.3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6cm" svg:y1="11.357cm" svg:x2="15.887cm" svg:y2="11.466cm">
            <text:p/>
          </draw:line>
          <draw:line draw:style-name="gr40" draw:text-style-name="P1" draw:layer="layout" svg:x1="15.756cm" svg:y1="11.379cm" svg:x2="15.867cm" svg:y2="11.488cm">
            <text:p/>
          </draw:line>
        </draw:g>
        <draw:line draw:style-name="gr2" draw:text-style-name="P1" draw:layer="layout" svg:x1="10.479cm" svg:y1="11.384cm" svg:x2="16.738cm" svg:y2="11.413cm">
          <text:p/>
        </draw:line>
        <draw:line draw:style-name="gr2" draw:text-style-name="P1" draw:layer="layout" svg:x1="3.861cm" svg:y1="10.3cm" svg:x2="6.802cm" svg:y2="10.313cm">
          <text:p/>
        </draw:line>
        <draw:frame draw:style-name="gr12" draw:text-style-name="P5" draw:layer="layout" svg:width="1.869cm" svg:height="0.645cm" svg:x="3.686cm" svg:y="9.779cm">
          <draw:text-box>
            <text:p><text:span text:style-name="T2">GPIO 26</text:span></text:p>
          </draw:text-box>
        </draw:frame>
        <draw:custom-shape draw:style-name="gr13" draw:text-style-name="P3" draw:layer="layout" svg:width="0.289cm" svg:height="0.289cm" svg:x="3.655cm" svg:y="10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5.819cm" svg:y="10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74cm" svg:y="9.693cm">
          <draw:text-box>
            <text:p><text:span text:style-name="T2">37</text:span></text:p>
          </draw:text-box>
        </draw:frame>
        <draw:frame draw:style-name="gr62" draw:text-style-name="P19" draw:layer="layout" svg:width="0.676cm" svg:height="0.806cm" svg:x="5.485cm" svg:y="9.509cm">
          <draw:text-box>
            <text:p><text:span text:style-name="T5">T</text:span></text:p>
          </draw:text-box>
        </draw:frame>
        <draw:line draw:style-name="gr2" draw:text-style-name="P1" draw:layer="layout" svg:x1="3.827cm" svg:y1="11.33cm" svg:x2="6.796cm" svg:y2="11.392cm">
          <text:p/>
        </draw:line>
        <draw:frame draw:style-name="gr12" draw:text-style-name="P5" draw:layer="layout" svg:width="1.869cm" svg:height="0.645cm" svg:x="3.652cm" svg:y="10.809cm">
          <draw:text-box>
            <text:p><text:span text:style-name="T2">GPIO 19</text:span></text:p>
          </draw:text-box>
        </draw:frame>
        <draw:custom-shape draw:style-name="gr13" draw:text-style-name="P3" draw:layer="layout" svg:width="0.289cm" svg:height="0.289cm" svg:x="3.62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5.785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4cm" svg:y="10.723cm">
          <draw:text-box>
            <text:p><text:span text:style-name="T2">35</text:span></text:p>
          </draw:text-box>
        </draw:frame>
        <draw:frame draw:style-name="gr62" draw:text-style-name="P19" draw:layer="layout" svg:width="0.567cm" svg:height="0.806cm" svg:x="5.515cm" svg:y="10.587cm">
          <draw:text-box>
            <text:p><text:span text:style-name="T5">U</text:span></text:p>
          </draw:text-box>
        </draw:frame>
        <draw:custom-shape draw:style-name="gr53" draw:text-style-name="P15" draw:layer="layout" svg:width="1.222cm" svg:height="0.309cm" draw:transform="rotate (-1.56660753659011) translate (13.357cm 5.7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5" draw:layer="layout" svg:width="1.222cm" svg:height="0.309cm" draw:transform="rotate (-1.56660753659011) translate (12.891cm 5.7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09cm" svg:height="0.093cm" svg:x="11.822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291cm" svg:y1="5.705cm" svg:x2="12.297cm" svg:y2="3.107cm">
          <text:p/>
        </draw:line>
        <draw:custom-shape draw:style-name="gr51" draw:text-style-name="P14" draw:layer="layout" svg:width="0.09cm" svg:height="0.093cm" svg:x="12.257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738cm" svg:y1="5.709cm" svg:x2="12.744cm" svg:y2="3.111cm">
          <text:p/>
        </draw:line>
        <draw:custom-shape draw:style-name="gr51" draw:text-style-name="P14" draw:layer="layout" svg:width="0.09cm" svg:height="0.093cm" svg:x="12.704cm" svg:y="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204cm" svg:y1="5.713cm" svg:x2="13.21cm" svg:y2="3.115cm">
          <text:p/>
        </draw:line>
        <draw:custom-shape draw:style-name="gr51" draw:text-style-name="P14" draw:layer="layout" svg:width="0.09cm" svg:height="0.093cm" svg:x="13.17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299cm" svg:y1="8.298cm" svg:x2="12.301cm" svg:y2="6.925cm">
          <text:p/>
        </draw:line>
        <draw:custom-shape draw:style-name="gr51" draw:text-style-name="P14" draw:layer="layout" svg:width="0.09cm" svg:height="0.093cm" svg:x="12.259cm" svg:y="8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744cm" svg:y1="10.362cm" svg:x2="12.737cm" svg:y2="6.918cm">
          <text:p/>
        </draw:line>
        <draw:custom-shape draw:style-name="gr51" draw:text-style-name="P14" draw:layer="layout" svg:width="0.09cm" svg:height="0.093cm" svg:x="12.701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199cm" svg:y1="11.43cm" svg:x2="13.203cm" svg:y2="6.918cm">
          <text:p/>
        </draw:line>
        <draw:custom-shape draw:style-name="gr51" draw:text-style-name="P14" draw:layer="layout" svg:width="0.09cm" svg:height="0.093cm" svg:x="13.155cm" svg:y="11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319cm" svg:y1="24.685cm" svg:x2="17.598cm" svg:y2="24.702cm">
          <text:p/>
        </draw:line>
        <draw:line draw:style-name="gr2" draw:text-style-name="P1" draw:layer="layout" svg:x1="11.319cm" svg:y1="25.441cm" svg:x2="17.598cm" svg:y2="25.458cm">
          <text:p/>
        </draw:line>
        <draw:line draw:style-name="gr2" draw:text-style-name="P1" draw:layer="layout" svg:x1="11.304cm" svg:y1="26.291cm" svg:x2="17.583cm" svg:y2="26.308cm">
          <text:p/>
        </draw:line>
        <draw:line draw:style-name="gr2" draw:text-style-name="P1" draw:layer="layout" svg:x1="11.332cm" svg:y1="23.853cm" svg:x2="17.611cm" svg:y2="23.87cm">
          <text:p/>
        </draw:line>
        <draw:line draw:style-name="gr2" draw:text-style-name="P1" draw:layer="layout" svg:x1="3.69cm" svg:y1="24.597cm" svg:x2="5.039cm" svg:y2="24.595cm">
          <text:p/>
        </draw:line>
        <draw:line draw:style-name="gr2" draw:text-style-name="P1" draw:layer="layout" svg:x1="4.395cm" svg:y1="23.842cm" svg:x2="5.123cm" svg:y2="23.829cm">
          <text:p/>
        </draw:line>
        <draw:g>
          <draw:custom-shape draw:style-name="gr39" draw:text-style-name="P12" draw:layer="layout" svg:width="0.155cm" svg:height="0.16cm" svg:x="15.779cm" svg:y="23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1cm" svg:y1="23.779cm" svg:x2="15.921cm" svg:y2="23.888cm">
            <text:p/>
          </draw:line>
          <draw:line draw:style-name="gr40" draw:text-style-name="P1" draw:layer="layout" svg:x1="15.79cm" svg:y1="23.801cm" svg:x2="15.901cm" svg:y2="23.91cm">
            <text:p/>
          </draw:line>
        </draw:g>
        <draw:frame draw:style-name="gr44" draw:text-style-name="P5" draw:layer="layout" svg:width="0.906cm" svg:height="0.645cm" svg:x="15.405cm" svg:y="23.801cm">
          <draw:text-box>
            <text:p><text:span text:style-name="T2">15</text:span></text:p>
          </draw:text-box>
        </draw:frame>
        <draw:g>
          <draw:custom-shape draw:style-name="gr39" draw:text-style-name="P12" draw:layer="layout" svg:width="0.155cm" svg:height="0.16cm" svg:x="15.76cm" svg:y="24.5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24.611cm" svg:x2="15.902cm" svg:y2="24.72cm">
            <text:p/>
          </draw:line>
          <draw:line draw:style-name="gr40" draw:text-style-name="P1" draw:layer="layout" svg:x1="15.771cm" svg:y1="24.633cm" svg:x2="15.882cm" svg:y2="24.742cm">
            <text:p/>
          </draw:line>
        </draw:g>
        <draw:frame draw:style-name="gr44" draw:text-style-name="P5" draw:layer="layout" svg:width="0.927cm" svg:height="0.645cm" svg:x="15.374cm" svg:y="24.633cm">
          <draw:text-box>
            <text:p><text:span text:style-name="T2">16</text:span></text:p>
          </draw:text-box>
        </draw:frame>
        <draw:g>
          <draw:custom-shape draw:style-name="gr39" draw:text-style-name="P12" draw:layer="layout" svg:width="0.155cm" svg:height="0.16cm" svg:x="15.76cm" svg:y="25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25.367cm" svg:x2="15.902cm" svg:y2="25.476cm">
            <text:p/>
          </draw:line>
          <draw:line draw:style-name="gr40" draw:text-style-name="P1" draw:layer="layout" svg:x1="15.771cm" svg:y1="25.389cm" svg:x2="15.882cm" svg:y2="25.498cm">
            <text:p/>
          </draw:line>
        </draw:g>
        <draw:frame draw:style-name="gr44" draw:text-style-name="P5" draw:layer="layout" svg:width="0.928cm" svg:height="0.645cm" svg:x="15.377cm" svg:y="25.389cm">
          <draw:text-box>
            <text:p><text:span text:style-name="T2">17</text:span></text:p>
          </draw:text-box>
        </draw:frame>
        <draw:g>
          <draw:custom-shape draw:style-name="gr39" draw:text-style-name="P12" draw:layer="layout" svg:width="0.155cm" svg:height="0.16cm" svg:x="15.741cm" svg:y="2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2cm" svg:y1="26.217cm" svg:x2="15.883cm" svg:y2="26.326cm">
            <text:p/>
          </draw:line>
          <draw:line draw:style-name="gr40" draw:text-style-name="P1" draw:layer="layout" svg:x1="15.752cm" svg:y1="26.239cm" svg:x2="15.863cm" svg:y2="26.348cm">
            <text:p/>
          </draw:line>
        </draw:g>
        <draw:frame draw:style-name="gr45" draw:text-style-name="P5" draw:layer="layout" svg:width="0.893cm" svg:height="1.039cm" svg:x="15.379cm" svg:y="26.239cm">
          <draw:text-box>
            <text:p><text:span text:style-name="T2">18</text:span></text:p>
          </draw:text-box>
        </draw:frame>
        <draw:custom-shape draw:style-name="gr47" draw:text-style-name="P1" draw:layer="layout" svg:width="2.285cm" svg:height="3.439cm" svg:x="17.561cm" svg:y="23.351cm">
          <text:p text:style-name="P3">Hall-</text:p>
          <text:p text:style-name="P3">Effect</text:p>
          <text:p text:style-name="P3">Probe</text:p>
          <text:p text:style-name="P3">(G3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1" draw:layer="layout" svg:width="0.289cm" svg:height="0.289cm" svg:x="14.99cm" svg:y="2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15.011cm" svg:y="2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15.011cm" svg:y="2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15cm" svg:y="26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14.75cm" svg:y="23.026cm">
          <draw:text-box>
            <text:p><text:span text:style-name="T5">v</text:span></text:p>
          </draw:text-box>
        </draw:frame>
        <draw:frame draw:style-name="gr62" draw:text-style-name="P19" draw:layer="layout" svg:width="0.676cm" svg:height="0.806cm" svg:x="14.73cm" svg:y="23.955cm">
          <draw:text-box>
            <text:p><text:span text:style-name="T5">w</text:span></text:p>
          </draw:text-box>
        </draw:frame>
        <draw:frame draw:style-name="gr62" draw:text-style-name="P19" draw:layer="layout" svg:width="0.676cm" svg:height="0.806cm" svg:x="14.799cm" svg:y="24.662cm">
          <draw:text-box>
            <text:p><text:span text:style-name="T5">x</text:span></text:p>
          </draw:text-box>
        </draw:frame>
        <draw:frame draw:style-name="gr62" draw:text-style-name="P19" draw:layer="layout" svg:width="0.676cm" svg:height="0.806cm" svg:x="14.692cm" svg:y="25.525cm">
          <draw:text-box>
            <text:p><text:span text:style-name="T5">y</text:span></text:p>
          </draw:text-box>
        </draw:frame>
        <draw:frame draw:style-name="gr59" draw:text-style-name="P18" draw:layer="layout" svg:width="1.606cm" svg:height="0.489cm" svg:x="13.724cm" svg:y="12.022cm">
          <draw:text-box>
            <text:p><text:span text:style-name="T6">Com (Blue)</text:span></text:p>
          </draw:text-box>
        </draw:frame>
        <draw:frame draw:style-name="gr59" draw:text-style-name="P18" draw:layer="layout" svg:width="1.69cm" svg:height="0.489cm" svg:x="13.521cm" svg:y="10.968cm">
          <draw:text-box>
            <text:p><text:span text:style-name="T6">Min (Brown)</text:span></text:p>
          </draw:text-box>
        </draw:frame>
        <draw:frame draw:style-name="gr59" draw:text-style-name="P18" draw:layer="layout" svg:width="1.858cm" svg:height="0.489cm" svg:x="13.521cm" svg:y="9.884cm">
          <draw:text-box>
            <text:p><text:span text:style-name="T6">Max (Orange)</text:span></text:p>
          </draw:text-box>
        </draw:frame>
        <draw:custom-shape draw:style-name="gr65" draw:text-style-name="P21" draw:layer="layout" svg:width="0.289cm" svg:height="0.289cm" svg:x="2.599cm" svg:y="18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2.587cm" svg:y="19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2.54cm" svg:y="17.743cm">
          <draw:text-box>
            <text:p><text:span text:style-name="T5">p</text:span></text:p>
          </draw:text-box>
        </draw:frame>
        <draw:frame draw:style-name="gr62" draw:text-style-name="P19" draw:layer="layout" svg:width="0.676cm" svg:height="0.806cm" svg:x="2.467cm" svg:y="18.479cm">
          <draw:text-box>
            <text:p><text:span text:style-name="T5">q</text:span></text:p>
          </draw:text-box>
        </draw:frame>
        <draw:frame draw:style-name="gr45" draw:text-style-name="P5" draw:layer="layout" svg:width="3.975cm" svg:height="1.039cm" svg:x="1.112cm" svg:y="16.931cm">
          <draw:text-box>
            <text:p><text:span text:style-name="T2">To / From Main Veroboard</text:span></text:p>
          </draw:text-box>
        </draw:frame>
        <draw:line draw:style-name="gr2" draw:text-style-name="P1" draw:layer="layout" svg:x1="4.364cm" svg:y1="18.456cm" svg:x2="4.39cm" svg:y2="23.857cm">
          <text:p/>
        </draw:line>
        <draw:line draw:style-name="gr2" draw:text-style-name="P1" draw:layer="layout" svg:x1="3.697cm" svg:y1="19.184cm" svg:x2="3.708cm" svg:y2="24.598cm">
          <text:p/>
        </draw:line>
        <draw:frame draw:style-name="gr44" draw:text-style-name="P5" draw:layer="layout" svg:width="4.174cm" svg:height="0.645cm" svg:x="1.142cm" svg:y="14.877cm">
          <draw:text-box>
            <text:p><text:span text:style-name="T2">From Main Veroboard</text:span></text:p>
          </draw:text-box>
        </draw:frame>
        <draw:custom-shape draw:style-name="gr65" draw:text-style-name="P21" draw:layer="layout" svg:width="0.289cm" svg:height="0.289cm" svg:x="6.114cm" svg:y="2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34cm" svg:height="0.806cm" svg:x="6.18cm" svg:y="2.452cm">
          <draw:text-box>
            <text:p><text:span text:style-name="T5">a</text:span></text:p>
          </draw:text-box>
        </draw:frame>
        <draw:custom-shape draw:style-name="gr65" draw:text-style-name="P21" draw:layer="layout" svg:width="0.289cm" svg:height="0.289cm" svg:x="6.101cm" svg:y="3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4cm" svg:height="0.806cm" svg:x="6.219cm" svg:y="3.617cm">
          <draw:text-box>
            <text:p><text:span text:style-name="T5">b</text:span></text:p>
          </draw:text-box>
        </draw:frame>
        <draw:frame draw:style-name="gr10" draw:text-style-name="P5" draw:layer="layout" svg:width="4.119cm" svg:height="0.645cm" svg:x="1.068cm" svg:y="3.121cm">
          <draw:text-box>
            <text:p><text:span text:style-name="T2">From Main Veroboard</text:span></text:p>
          </draw:text-box>
        </draw:frame>
        <draw:frame draw:style-name="gr62" draw:text-style-name="P19" draw:layer="layout" svg:width="5.488cm" svg:height="0.806cm" svg:x="7.033cm" svg:y="2.259cm">
          <draw:text-box>
            <text:p><text:span text:style-name="T5">Mezzanine Veroboard</text:span></text:p>
          </draw:text-box>
        </draw:frame>
        <draw:custom-shape draw:style-name="gr65" draw:text-style-name="P21" draw:layer="layout" svg:width="0.289cm" svg:height="0.289cm" svg:x="11.326cm" svg:y="7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11.045cm" svg:y="6.511cm">
          <draw:text-box>
            <text:p><text:span text:style-name="T5">h</text:span></text:p>
          </draw:text-box>
        </draw:frame>
        <draw:custom-shape draw:style-name="gr65" draw:text-style-name="P21" draw:layer="layout" svg:width="0.289cm" svg:height="0.289cm" svg:x="11.292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719cm" svg:height="0.806cm" svg:x="11.025cm" svg:y="7.554cm">
          <draw:text-box>
            <text:p><text:span text:style-name="T5">s</text:span></text:p>
          </draw:text-box>
        </draw:frame>
        <draw:custom-shape draw:style-name="gr65" draw:text-style-name="P21" draw:layer="layout" svg:width="0.289cm" svg:height="0.289cm" svg:x="11.311cm" svg:y="10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11.02cm" svg:y="9.492cm">
          <draw:text-box>
            <text:p><text:span text:style-name="T5">t</text:span></text:p>
          </draw:text-box>
        </draw:frame>
        <draw:custom-shape draw:style-name="gr65" draw:text-style-name="P21" draw:layer="layout" svg:width="0.289cm" svg:height="0.289cm" svg:x="11.312cm" svg:y="11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719cm" svg:height="0.806cm" svg:x="11.036cm" svg:y="10.562cm">
          <draw:text-box>
            <text:p><text:span text:style-name="T5">u</text:span></text:p>
          </draw:text-box>
        </draw:frame>
        <draw:custom-shape draw:style-name="gr78" draw:text-style-name="P1" draw:layer="layout" svg:width="8.502cm" svg:height="3.344cm" svg:x="5.753cm" svg:y="13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19" draw:layer="layout" svg:width="5.488cm" svg:height="0.806cm" svg:x="6.949cm" svg:y="13.473cm">
          <draw:text-box>
            <text:p><text:span text:style-name="T5">Mezzanine Veroboard</text:span></text:p>
          </draw:text-box>
        </draw:frame>
        <draw:custom-shape draw:style-name="gr79" draw:text-style-name="P1" draw:layer="layout" svg:width="6.179cm" svg:height="6.779cm" svg:x="4.717cm" svg:y="6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19" draw:layer="layout" svg:width="5.488cm" svg:height="0.806cm" svg:x="4.593cm" svg:y="11.903cm">
          <draw:text-box>
            <text:p><text:span text:style-name="T5">P/O Main Veroboard</text:span></text:p>
          </draw:text-box>
        </draw:frame>
        <draw:custom-shape draw:style-name="gr80" draw:text-style-name="P1" draw:layer="layout" svg:width="6.224cm" svg:height="3.704cm" svg:x="5.108cm" svg:y="22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2" draw:layer="layout" svg:width="3.167cm" svg:height="1.039cm" svg:x="6.894cm" svg:y="24.268cm">
          <draw:text-box>
            <text:p text:style-name="P3"><text:span text:style-name="T2">ADS1115 A/D</text:span></text:p>
            <text:p text:style-name="P3"><text:span text:style-name="T2">Board</text:span></text:p>
          </draw:text-box>
        </draw:frame>
        <draw:frame draw:style-name="gr24" draw:text-style-name="P5" draw:layer="layout" svg:width="1.243cm" svg:height="0.645cm" svg:x="6.198cm" svg:y="22.967cm">
          <draw:text-box>
            <text:p><text:span text:style-name="T2">VDD</text:span></text:p>
          </draw:text-box>
        </draw:frame>
        <draw:frame draw:style-name="gr25" draw:text-style-name="P5" draw:layer="layout" svg:width="1.285cm" svg:height="0.645cm" svg:x="9.064cm" svg:y="22.988cm">
          <draw:text-box>
            <text:p><text:span text:style-name="T2">GND</text:span></text:p>
          </draw:text-box>
        </draw:frame>
        <draw:custom-shape draw:style-name="gr13" draw:text-style-name="P3" draw:layer="layout" svg:width="0.289cm" svg:height="0.289cm" svg:x="11.169cm" svg:y="23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0.389cm" svg:y="23.519cm">
          <draw:text-box>
            <text:p><text:span text:style-name="T2">A0</text:span></text:p>
          </draw:text-box>
        </draw:frame>
        <draw:custom-shape draw:style-name="gr13" draw:text-style-name="P3" draw:layer="layout" svg:width="0.289cm" svg:height="0.289cm" svg:x="4.97cm" svg:y="24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4.959cm" svg:y="2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1.184cm" svg:height="0.645cm" svg:x="5.05cm" svg:y="24.313cm">
          <draw:text-box>
            <text:p><text:span text:style-name="T2">SCL</text:span></text:p>
          </draw:text-box>
        </draw:frame>
        <draw:frame draw:style-name="gr30" draw:text-style-name="P5" draw:layer="layout" svg:width="1.222cm" svg:height="0.645cm" svg:x="5.09cm" svg:y="23.471cm">
          <draw:text-box>
            <text:p><text:span text:style-name="T2">SDA</text:span></text:p>
          </draw:text-box>
        </draw:frame>
        <draw:custom-shape draw:style-name="gr13" draw:text-style-name="P3" draw:layer="layout" svg:width="0.289cm" svg:height="0.289cm" svg:x="9.63cm" svg:y="22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7.032cm" svg:y="2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11.19cm" svg:y="2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0.41cm" svg:y="24.345cm">
          <draw:text-box>
            <text:p><text:span text:style-name="T2">A1</text:span></text:p>
          </draw:text-box>
        </draw:frame>
        <draw:custom-shape draw:style-name="gr13" draw:text-style-name="P3" draw:layer="layout" svg:width="0.289cm" svg:height="0.289cm" svg:x="11.19cm" svg:y="25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0.41cm" svg:y="25.118cm">
          <draw:text-box>
            <text:p><text:span text:style-name="T2">A2</text:span></text:p>
          </draw:text-box>
        </draw:frame>
        <draw:custom-shape draw:style-name="gr13" draw:text-style-name="P3" draw:layer="layout" svg:width="0.289cm" svg:height="0.289cm" svg:x="11.179cm" svg:y="2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0.399cm" svg:y="25.943cm">
          <draw:text-box>
            <text:p><text:span text:style-name="T2">A3</text:span></text:p>
          </draw:text-box>
        </draw:frame>
        <draw:custom-shape draw:style-name="gr81" draw:text-style-name="P1" draw:layer="layout" svg:width="3.087cm" svg:height="8.103cm" svg:x="11.147cm" svg:y="5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4.422cm" svg:height="10.313cm" svg:x="12.031cm" svg:y="16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19" draw:layer="layout" svg:width="0.676cm" svg:height="0.806cm" svg:x="6.99cm" svg:y="15.634cm">
          <draw:text-box>
            <text:p><text:span text:style-name="T5">g</text:span></text:p>
          </draw:text-box>
        </draw:frame>
        <draw:line draw:style-name="gr2" draw:text-style-name="P1" draw:layer="layout" svg:x1="12.57cm" svg:y1="15.899cm" svg:x2="12.592cm" svg:y2="21.957cm">
          <text:p/>
        </draw:line>
        <draw:line draw:style-name="gr2" draw:text-style-name="P1" draw:layer="layout" svg:x1="7.166cm" svg:y1="21.926cm" svg:x2="12.6cm" svg:y2="21.948cm">
          <text:p/>
        </draw:line>
        <draw:line draw:style-name="gr2" draw:text-style-name="P1" draw:layer="layout" svg:x1="9.753cm" svg:y1="22.414cm" svg:x2="13.54cm" svg:y2="22.428cm">
          <text:p/>
        </draw:line>
        <draw:custom-shape draw:style-name="gr51" draw:text-style-name="P14" draw:layer="layout" svg:width="0.09cm" svg:height="0.093cm" svg:x="13.513cm" svg:y="1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093cm" svg:x="9.659cm" svg:y="14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eversed_20_Arrow" draw:display-name="Reversed Arrow" svg:viewBox="0 0 20 30" svg:d="M10 30l-10-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9-10-05T12:36:40.181514151</dc:date>
    <meta:editing-duration>P1DT12H28M41S</meta:editing-duration>
    <meta:editing-cycles>171</meta:editing-cycles>
    <meta:generator>LibreOffice/6.2.7.1$Linux_X86_64 LibreOffice_project/20$Build-1</meta:generator>
    <dc:creator>Terry Coles</dc:creator>
    <meta:printed-by>Terry Coles</meta:printed-by>
    <meta:print-date>2019-02-12T10:53:25.452960133</meta:print-date>
    <meta:document-statistic meta:object-count="662"/>
  </office:meta>
</office:document-meta>
</file>